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in" svg:font-family="'MathJax Main'"/>
    <style:font-face style:name="MathJax Math" svg:font-family="'MathJax Math'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3.367cm" fo:margin-left="-0.106cm" fo:margin-top="0cm" fo:margin-bottom="0cm" table:align="left" style:writing-mode="lr-tb"/>
    </style:style>
    <style:style style:name="Таблица1.A" style:family="table-column">
      <style:table-column-properties style:column-width="3.866cm"/>
    </style:style>
    <style:style style:name="Таблица1.B" style:family="table-column">
      <style:table-column-properties style:column-width="5.279cm"/>
    </style:style>
    <style:style style:name="Таблица1.C" style:family="table-column">
      <style:table-column-properties style:column-width="4.221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bottom" fo:padding-left="0.053cm" fo:padding-right="0.053cm" fo:padding-top="0cm" fo:padding-bottom="0cm" fo:border="0.5pt solid #2a6099"/>
    </style:style>
    <style:style style:name="Таблица9" style:family="table">
      <style:table-properties style:width="13.367cm" fo:margin-left="-0.106cm" fo:margin-top="0cm" fo:margin-bottom="0cm" table:align="left" style:writing-mode="lr-tb"/>
    </style:style>
    <style:style style:name="Таблица9.A" style:family="table-column">
      <style:table-column-properties style:column-width="3.866cm"/>
    </style:style>
    <style:style style:name="Таблица9.B" style:family="table-column">
      <style:table-column-properties style:column-width="5.279cm"/>
    </style:style>
    <style:style style:name="Таблица9.C" style:family="table-column">
      <style:table-column-properties style:column-width="4.221cm"/>
    </style:style>
    <style:style style:name="Таблица9.1" style:family="table-row">
      <style:table-row-properties style:min-row-height="0.452cm" fo:keep-together="auto"/>
    </style:style>
    <style:style style:name="Таблица9.A1" style:family="table-cell">
      <style:table-cell-properties style:vertical-align="bottom" fo:padding-left="0.053cm" fo:padding-right="0.053cm" fo:padding-top="0cm" fo:padding-bottom="0cm" fo:border="0.5pt solid #2a6099"/>
    </style:style>
    <style:style style:name="Таблица9.C2" style:family="table-cell" style:data-style-name="N0">
      <style:table-cell-properties style:vertical-align="bottom" fo:padding-left="0.053cm" fo:padding-right="0.053cm" fo:padding-top="0cm" fo:padding-bottom="0cm" fo:border="0.5pt solid #2a6099"/>
    </style:style>
    <style:style style:name="Таблица10" style:family="table">
      <style:table-properties style:width="13.367cm" fo:margin-left="-0.106cm" fo:margin-top="0cm" fo:margin-bottom="0cm" table:align="left" style:writing-mode="lr-tb"/>
    </style:style>
    <style:style style:name="Таблица10.A" style:family="table-column">
      <style:table-column-properties style:column-width="3.866cm"/>
    </style:style>
    <style:style style:name="Таблица10.B" style:family="table-column">
      <style:table-column-properties style:column-width="5.279cm"/>
    </style:style>
    <style:style style:name="Таблица10.C" style:family="table-column">
      <style:table-column-properties style:column-width="4.221cm"/>
    </style:style>
    <style:style style:name="Таблица10.1" style:family="table-row">
      <style:table-row-properties style:min-row-height="0.452cm" fo:keep-together="auto"/>
    </style:style>
    <style:style style:name="Таблица10.A1" style:family="table-cell">
      <style:table-cell-properties style:vertical-align="bottom" fo:padding-left="0.053cm" fo:padding-right="0.053cm" fo:padding-top="0cm" fo:padding-bottom="0cm" fo:border="0.5pt solid #2a6099"/>
    </style:style>
    <style:style style:name="Таблица10.C2" style:family="table-cell" style:data-style-name="N0">
      <style:table-cell-properties style:vertical-align="bottom" fo:padding-left="0.053cm" fo:padding-right="0.053cm" fo:padding-top="0cm" fo:padding-bottom="0cm" fo:border="0.5pt solid #2a6099"/>
    </style:style>
    <style:style style:name="Таблица11" style:family="table">
      <style:table-properties style:width="13.367cm" fo:margin-left="-0.106cm" fo:margin-top="0cm" fo:margin-bottom="0cm" table:align="left" style:writing-mode="lr-tb"/>
    </style:style>
    <style:style style:name="Таблица11.A" style:family="table-column">
      <style:table-column-properties style:column-width="3.866cm"/>
    </style:style>
    <style:style style:name="Таблица11.B" style:family="table-column">
      <style:table-column-properties style:column-width="5.279cm"/>
    </style:style>
    <style:style style:name="Таблица11.C" style:family="table-column">
      <style:table-column-properties style:column-width="4.221cm"/>
    </style:style>
    <style:style style:name="Таблица11.1" style:family="table-row">
      <style:table-row-properties style:min-row-height="0.452cm" fo:keep-together="auto"/>
    </style:style>
    <style:style style:name="Таблица11.A1" style:family="table-cell">
      <style:table-cell-properties style:vertical-align="bottom" fo:padding-left="0.053cm" fo:padding-right="0.053cm" fo:padding-top="0cm" fo:padding-bottom="0cm" fo:border="0.5pt solid #2a6099"/>
    </style:style>
    <style:style style:name="Таблица11.C2" style:family="table-cell" style:data-style-name="N0">
      <style:table-cell-properties style:vertical-align="bottom" fo:padding-left="0.053cm" fo:padding-right="0.053cm" fo:padding-top="0cm" fo:padding-bottom="0cm" fo:border="0.5pt solid #2a6099"/>
    </style:style>
    <style:style style:name="Таблица12" style:family="table">
      <style:table-properties style:width="13.367cm" fo:margin-left="-0.106cm" fo:margin-top="0cm" fo:margin-bottom="0cm" table:align="left" style:writing-mode="lr-tb"/>
    </style:style>
    <style:style style:name="Таблица12.A" style:family="table-column">
      <style:table-column-properties style:column-width="3.866cm"/>
    </style:style>
    <style:style style:name="Таблица12.B" style:family="table-column">
      <style:table-column-properties style:column-width="5.279cm"/>
    </style:style>
    <style:style style:name="Таблица12.C" style:family="table-column">
      <style:table-column-properties style:column-width="4.221cm"/>
    </style:style>
    <style:style style:name="Таблица12.1" style:family="table-row">
      <style:table-row-properties style:min-row-height="0.452cm" fo:keep-together="auto"/>
    </style:style>
    <style:style style:name="Таблица12.A1" style:family="table-cell">
      <style:table-cell-properties style:vertical-align="bottom" fo:padding-left="0.053cm" fo:padding-right="0.053cm" fo:padding-top="0cm" fo:padding-bottom="0cm" fo:border="0.5pt solid #2a6099"/>
    </style:style>
    <style:style style:name="Таблица12.C2" style:family="table-cell" style:data-style-name="N0">
      <style:table-cell-properties style:vertical-align="bottom" fo:padding-left="0.053cm" fo:padding-right="0.053cm" fo:padding-top="0cm" fo:padding-bottom="0cm" fo:border="0.5pt solid #2a6099"/>
    </style:style>
    <style:style style:name="Таблица13" style:family="table">
      <style:table-properties style:width="13.367cm" fo:margin-left="-0.106cm" fo:margin-top="0cm" fo:margin-bottom="0cm" table:align="left" style:writing-mode="lr-tb"/>
    </style:style>
    <style:style style:name="Таблица13.A" style:family="table-column">
      <style:table-column-properties style:column-width="3.866cm"/>
    </style:style>
    <style:style style:name="Таблица13.B" style:family="table-column">
      <style:table-column-properties style:column-width="5.279cm"/>
    </style:style>
    <style:style style:name="Таблица13.C" style:family="table-column">
      <style:table-column-properties style:column-width="4.221cm"/>
    </style:style>
    <style:style style:name="Таблица13.1" style:family="table-row">
      <style:table-row-properties style:min-row-height="1cm" fo:keep-together="auto"/>
    </style:style>
    <style:style style:name="Таблица13.A1" style:family="table-cell">
      <style:table-cell-properties style:vertical-align="bottom" fo:padding-left="0.053cm" fo:padding-right="0.053cm" fo:padding-top="0cm" fo:padding-bottom="0cm" fo:border="0.5pt solid #2a6099"/>
    </style:style>
    <style:style style:name="Таблица13.2" style:family="table-row">
      <style:table-row-properties style:min-row-height="0.452cm" fo:keep-together="auto"/>
    </style:style>
    <style:style style:name="Таблица13.C2" style:family="table-cell" style:data-style-name="N0">
      <style:table-cell-properties style:vertical-align="bottom" fo:padding-left="0.053cm" fo:padding-right="0.053cm" fo:padding-top="0cm" fo:padding-bottom="0cm" fo:border="0.5pt solid #2a6099"/>
    </style:style>
    <style:style style:name="Таблица7" style:family="table">
      <style:table-properties style:width="16.907cm" fo:margin-left="0cm" table:align="left" style:writing-mode="lr-tb"/>
    </style:style>
    <style:style style:name="Таблица7.A" style:family="table-column">
      <style:table-column-properties style:column-width="3.007cm"/>
    </style:style>
    <style:style style:name="Таблица7.B" style:family="table-column">
      <style:table-column-properties style:column-width="4.184cm"/>
    </style:style>
    <style:style style:name="Таблица7.C" style:family="table-column">
      <style:table-column-properties style:column-width="3.417cm"/>
    </style:style>
    <style:style style:name="Таблица7.D" style:family="table-column">
      <style:table-column-properties style:column-width="6.299cm"/>
    </style:style>
    <style:style style:name="Таблица7.A1" style:family="table-cell">
      <style:table-cell-properties fo:padding="0cm" fo:border="0.5pt solid #2a6099" style:writing-mode="page"/>
    </style:style>
    <style:style style:name="Таблица2" style:family="table">
      <style:table-properties style:width="13.397cm" fo:margin-left="-0.106cm" fo:margin-top="0cm" fo:margin-bottom="0cm" table:align="left" style:writing-mode="lr-tb"/>
    </style:style>
    <style:style style:name="Таблица2.A" style:family="table-column">
      <style:table-column-properties style:column-width="3.866cm"/>
    </style:style>
    <style:style style:name="Таблица2.B" style:family="table-column">
      <style:table-column-properties style:column-width="5.279cm"/>
    </style:style>
    <style:style style:name="Таблица2.C" style:family="table-column">
      <style:table-column-properties style:column-width="4.251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bottom" fo:padding-left="0.053cm" fo:padding-right="0.053cm" fo:padding-top="0cm" fo:padding-bottom="0cm" fo:border="0.5pt solid #2a6099"/>
    </style:style>
    <style:style style:name="Таблица2.C2" style:family="table-cell" style:data-style-name="N0">
      <style:table-cell-properties style:vertical-align="bottom" fo:padding-left="0.053cm" fo:padding-right="0.053cm" fo:padding-top="0cm" fo:padding-bottom="0cm" fo:border="0.5pt solid #2a6099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officeooo:paragraph-rsid="00418bcf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45698d"/>
    </style:style>
    <style:style style:name="P5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fo:font-style="normal" style:text-underline-style="none" style:font-size-asian="14pt" style:font-style-asian="normal" style:font-name-complex="Arial" style:font-size-complex="14pt" style:font-style-complex="normal"/>
    </style:style>
    <style:style style:name="P9" style:family="paragraph" style:parent-style-name="Standard">
      <style:paragraph-properties fo:text-align="end" style:justify-single-word="false"/>
      <style:text-properties fo:font-size="14pt" fo:font-style="normal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3c3c4e" officeooo:paragraph-rsid="003c3c4e" style:font-size-asian="12.25pt" style:font-size-complex="14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3d46bf" officeooo:paragraph-rsid="003d46bf" style:font-size-asian="12.25pt" style:font-size-complex="14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3d85ae" officeooo:paragraph-rsid="003d85ae" style:font-size-asian="12.25pt" style:font-size-complex="14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rsid="003d85ae" officeooo:paragraph-rsid="003d85ae" style:font-size-asian="12.25pt" style:font-size-complex="14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rsid="003e38d4" officeooo:paragraph-rsid="00418bcf" style:font-size-asian="12.25pt" style:font-size-complex="14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rsid="003e38d4" officeooo:paragraph-rsid="0043b345" style:font-size-asian="12.25pt" style:font-size-complex="14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rsid="00406cfd" officeooo:paragraph-rsid="00406cfd" style:font-size-asian="12.25pt" style:font-size-complex="14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rsid="00406cfd" officeooo:paragraph-rsid="00418bcf" style:font-size-asian="12.25pt" style:font-size-complex="14pt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362785" officeooo:paragraph-rsid="00362785" style:font-size-asian="12.25pt" style:font-size-complex="14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rsid="00362785" officeooo:paragraph-rsid="00362785" style:font-size-asian="12.25pt" style:font-size-complex="14pt"/>
    </style:style>
    <style:style style:name="P20" style:family="paragraph" style:parent-style-name="Standard">
      <style:text-properties fo:font-weight="bold" style:font-weight-asian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name-complex="Times New Roman1" style:font-size-complex="9pt"/>
    </style:style>
    <style:style style:name="P22" style:family="paragraph" style:parent-style-name="Standard"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18bcf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213c" officeooo:paragraph-rsid="0029213c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9pt" officeooo:rsid="0029213c" officeooo:paragraph-rsid="0029213c" style:font-size-asian="7.84999990463257pt" style:font-size-complex="9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rsid="003c3c4e" officeooo:paragraph-rsid="003c3c4e" style:font-size-asian="7.84999990463257pt" style:font-size-complex="9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rsid="003d46bf" officeooo:paragraph-rsid="003d46bf" style:font-size-asian="7.84999990463257pt" style:font-size-complex="9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rsid="003d85ae" officeooo:paragraph-rsid="003d85ae" style:font-size-asian="7.84999990463257pt" style:font-size-complex="9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officeooo:rsid="002bdce0" officeooo:paragraph-rsid="002a80a7" style:font-size-asian="12.25pt" style:font-size-complex="14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fo:font-size="14pt" officeooo:rsid="002bdce0" officeooo:paragraph-rsid="0045698d" style:font-size-asian="12.25pt" style:font-size-complex="14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fo:font-size="14pt" officeooo:rsid="002bdce0" officeooo:paragraph-rsid="0046d7a6" style:font-size-asian="12.25pt" style:font-size-complex="14pt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fo:font-size="14pt" officeooo:rsid="002bdce0" officeooo:paragraph-rsid="0048613d" style:font-size-asian="12.25pt" style:font-size-complex="14pt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fo:font-size="14pt" officeooo:rsid="002bdce0" officeooo:paragraph-rsid="004b475d" style:font-size-asian="12.25pt" style:font-size-complex="14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officeooo:rsid="004dbbd8" officeooo:paragraph-rsid="004dbbd8" style:font-size-asian="12.25pt" style:font-size-complex="14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officeooo:rsid="00362785" officeooo:paragraph-rsid="00362785" style:font-size-asian="12.25pt" style:font-size-complex="14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fo:font-weight="normal" officeooo:rsid="0038faf2" officeooo:paragraph-rsid="0038faf2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fo:font-weight="normal" officeooo:rsid="0038faf2" officeooo:paragraph-rsid="005c2d35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fo:font-weight="normal" officeooo:rsid="0056b57b" officeooo:paragraph-rsid="0056b57b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fo:font-weight="normal" officeooo:rsid="0057e8a2" officeooo:paragraph-rsid="0057e8a2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fo:font-weight="normal" officeooo:rsid="004dbbd8" officeooo:paragraph-rsid="005c2d35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fo:font-size="14pt" fo:font-weight="bold" officeooo:rsid="002bdce0" officeooo:paragraph-rsid="0037f116" style:font-size-asian="14pt" style:font-weight-asian="bold" style:font-name-complex="Times New Roman1" style:font-size-complex="14pt" style:font-weight-complex="bold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fo:font-size="14pt" fo:font-weight="normal" officeooo:rsid="0037f116" officeooo:paragraph-rsid="0037f116" style:font-size-asian="14pt" style:font-weight-asian="normal" style:font-name-complex="Times New Roman1" style:font-size-complex="14pt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Times New Roman" fo:font-size="14pt" fo:font-weight="normal" officeooo:rsid="0039c24d" officeooo:paragraph-rsid="0039c24d" style:font-size-asian="14pt" style:font-weight-asian="normal" style:font-name-complex="Times New Roman1" style:font-size-complex="14pt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size-complex="14pt"/>
    </style:style>
    <style:style style:name="P46" style:family="paragraph" style:parent-style-name="Standard">
      <style:paragraph-properties fo:text-align="center" style:justify-single-word="false"/>
      <style:text-properties officeooo:paragraph-rsid="00555eae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style:font-size-complex="14pt"/>
    </style:style>
    <style:style style:name="P48" style:family="paragraph" style:parent-style-name="Table_20_Contents">
      <style:paragraph-properties fo:text-align="center" style:justify-single-word="false"/>
      <style:text-properties officeooo:rsid="0037f116" officeooo:paragraph-rsid="0037f116" style:font-size-complex="14pt"/>
    </style:style>
    <style:style style:name="P49" style:family="paragraph" style:parent-style-name="Standard">
      <style:paragraph-properties fo:text-align="center" style:justify-single-word="false">
        <style:tab-stops/>
      </style:paragraph-properties>
      <style:text-properties officeooo:rsid="003e38d4" officeooo:paragraph-rsid="003e38d4"/>
    </style:style>
    <style:style style:name="P50" style:family="paragraph" style:parent-style-name="Standard">
      <style:paragraph-properties fo:text-align="center" style:justify-single-word="false">
        <style:tab-stops/>
      </style:paragraph-properties>
      <style:text-properties officeooo:rsid="003e38d4" officeooo:paragraph-rsid="00418bcf"/>
    </style:style>
    <style:style style:name="P51" style:family="paragraph" style:parent-style-name="Standard">
      <style:paragraph-properties fo:text-align="center" style:justify-single-word="false">
        <style:tab-stops/>
      </style:paragraph-properties>
      <style:text-properties officeooo:rsid="003ff4c0" officeooo:paragraph-rsid="003ff4c0"/>
    </style:style>
    <style:style style:name="P52" style:family="paragraph" style:parent-style-name="Standard">
      <style:paragraph-properties fo:text-align="center" style:justify-single-word="false">
        <style:tab-stops/>
      </style:paragraph-properties>
      <style:text-properties officeooo:rsid="003ff4c0" officeooo:paragraph-rsid="00418bcf"/>
    </style:style>
    <style:style style:name="P53" style:family="paragraph" style:parent-style-name="Standard">
      <style:paragraph-properties fo:text-align="center" style:justify-single-word="false">
        <style:tab-stops/>
      </style:paragraph-properties>
      <style:text-properties officeooo:rsid="00406cfd" officeooo:paragraph-rsid="00406cfd"/>
    </style:style>
    <style:style style:name="P54" style:family="paragraph" style:parent-style-name="Standard">
      <style:paragraph-properties fo:text-align="center" style:justify-single-word="false">
        <style:tab-stops/>
      </style:paragraph-properties>
      <style:text-properties officeooo:rsid="00406cfd" officeooo:paragraph-rsid="00418bcf"/>
    </style:style>
    <style:style style:name="P55" style:family="paragraph" style:parent-style-name="Standard">
      <style:text-properties officeooo:paragraph-rsid="00418bcf"/>
    </style:style>
    <style:style style:name="P56" style:family="paragraph" style:parent-style-name="Table_20_Contents">
      <style:paragraph-properties fo:text-align="end" style:justify-single-word="false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officeooo:rsid="006848a9" officeooo:paragraph-rsid="006848a9"/>
    </style:style>
    <style:style style:name="P58" style:family="paragraph" style:parent-style-name="Standard">
      <style:text-properties officeooo:paragraph-rsid="00418bcf"/>
    </style:style>
    <style:style style:name="P59" style:family="paragraph" style:parent-style-name="Standard">
      <style:paragraph-properties fo:text-align="center" style:justify-single-word="false">
        <style:tab-stops/>
      </style:paragraph-properties>
      <style:text-properties officeooo:rsid="003e38d4" officeooo:paragraph-rsid="00418bcf"/>
    </style:style>
    <style:style style:name="P60" style:family="paragraph" style:parent-style-name="Standard">
      <style:paragraph-properties fo:text-align="center" style:justify-single-word="false">
        <style:tab-stops/>
      </style:paragraph-properties>
      <style:text-properties officeooo:rsid="003ff4c0" officeooo:paragraph-rsid="00418bcf"/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officeooo:rsid="00406cfd" officeooo:paragraph-rsid="00418bcf"/>
    </style:style>
    <style:style style:name="P62" style:family="paragraph" style:parent-style-name="Standard">
      <style:paragraph-properties fo:text-align="center" style:justify-single-word="false">
        <style:tab-stops/>
      </style:paragraph-properties>
      <style:text-properties officeooo:paragraph-rsid="00418bcf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rsid="00406cfd" officeooo:paragraph-rsid="00418bcf" style:font-size-asian="12.25pt" style:font-size-complex="14pt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rsid="003c3c4e" officeooo:paragraph-rsid="003c3c4e" style:font-size-asian="7.84999990463257pt" style:font-size-complex="9pt"/>
    </style:style>
    <style:style style:name="P65" style:family="paragraph" style:parent-style-name="Table_20_Contents">
      <style:paragraph-properties fo:text-align="end" style:justify-single-word="false"/>
    </style:style>
    <style:style style:name="P66" style:family="paragraph" style:parent-style-name="Table_20_Contents">
      <style:paragraph-properties fo:text-align="end" style:justify-single-word="false"/>
      <style:text-properties officeooo:rsid="006848a9" officeooo:paragraph-rsid="006848a9"/>
    </style:style>
    <style:style style:name="P67" style:family="paragraph" style:parent-style-name="Table_20_Contents">
      <style:paragraph-properties fo:text-align="center" style:justify-single-word="false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44429c"/>
    </style:style>
    <style:style style:name="T3" style:family="text">
      <style:text-properties style:text-position="0% 100%" fo:font-size="14pt" officeooo:rsid="00362785" style:font-size-asian="12.25pt" style:font-size-complex="14pt"/>
    </style:style>
    <style:style style:name="T4" style:family="text">
      <style:text-properties style:text-position="0% 100%" fo:font-size="14pt" officeooo:rsid="0045698d" style:font-size-asian="12.25pt" style:font-size-complex="14pt"/>
    </style:style>
    <style:style style:name="T5" style:family="text">
      <style:text-properties style:text-position="0% 100%" fo:font-size="14pt" officeooo:rsid="0044429c" style:font-size-asian="12.25pt" style:font-size-complex="14pt"/>
    </style:style>
    <style:style style:name="T6" style:family="text">
      <style:text-properties style:font-name="MathJax Math" fo:font-style="italic"/>
    </style:style>
    <style:style style:name="T7" style:family="text">
      <style:text-properties style:font-name="MathJax Math" fo:font-style="italic" officeooo:rsid="00555eae"/>
    </style:style>
    <style:style style:name="T8" style:family="text">
      <style:text-properties style:font-name="MathJax Main"/>
    </style:style>
    <style:style style:name="T9" style:family="text">
      <style:text-properties style:font-name="MathJax Main" officeooo:rsid="00555ea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39f806"/>
    </style:style>
    <style:style style:name="T12" style:family="text">
      <style:text-properties officeooo:rsid="003ac958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" fo:font-size="13pt" fo:letter-spacing="normal" fo:font-style="normal" fo:text-shadow="none" style:text-underline-style="none" fo:font-weight="normal" style:font-size-asian="13pt" style:font-style-asian="normal" style:font-weight-asian="normal" style:text-emphasize="none"/>
    </style:style>
    <style:style style:name="T14" style:family="text">
      <style:text-properties style:use-window-font-color="true" loext:opacity="0%" style:text-outline="false" style:text-line-through-style="none" style:text-line-through-type="none" style:font-name="Liberation Sans" fo:font-size="13pt" fo:letter-spacing="normal" fo:font-style="normal" fo:text-shadow="none" style:text-underline-style="none" fo:font-weight="normal" officeooo:rsid="0045698d" style:font-size-asian="13pt" style:font-style-asian="normal" style:font-weight-asian="normal" style:text-emphasize="none"/>
    </style:style>
    <style:style style:name="T15" style:family="text">
      <style:text-properties style:use-window-font-color="true" loext:opacity="0%" style:text-outline="false" style:text-line-through-style="none" style:text-line-through-type="none" style:font-name="Liberation Sans" fo:font-size="13pt" fo:letter-spacing="normal" fo:font-style="normal" fo:text-shadow="none" style:text-underline-style="none" fo:font-weight="normal" officeooo:rsid="0046d7a6" style:font-size-asian="13pt" style:font-style-asian="normal" style:font-weight-asian="normal" style:text-emphasize="none"/>
    </style:style>
    <style:style style:name="T16" style:family="text">
      <style:text-properties style:use-window-font-color="true" loext:opacity="0%" style:text-outline="false" style:text-line-through-style="none" style:text-line-through-type="none" style:font-name="Liberation Sans" fo:font-size="13pt" fo:letter-spacing="normal" fo:font-style="normal" fo:text-shadow="none" style:text-underline-style="none" fo:font-weight="normal" officeooo:rsid="0049cd0b" style:font-size-asian="13pt" style:font-style-asian="normal" style:font-weight-asian="normal" style:text-emphasize="none"/>
    </style:style>
    <style:style style:name="T17" style:family="text">
      <style:text-properties style:use-window-font-color="true" loext:opacity="0%" style:text-outline="false" style:text-line-through-style="none" style:text-line-through-type="none" style:font-name="Liberation Sans" fo:font-size="13pt" fo:letter-spacing="normal" fo:font-style="normal" fo:text-shadow="none" style:text-underline-style="none" fo:font-weight="normal" officeooo:rsid="00406cfd" style:font-size-asian="13pt" style:font-style-asian="normal" style:font-weight-asian="normal" style:font-size-complex="14pt" style:text-emphasize="none"/>
    </style:style>
    <style:style style:name="T18" style:family="text">
      <style:text-properties style:use-window-font-color="true" loext:opacity="0%" style:text-outline="false" style:text-line-through-style="none" style:text-line-through-type="none" style:text-position="0% 100%" style:font-name="Liberation Sans" fo:font-size="13pt" fo:letter-spacing="normal" fo:font-style="normal" fo:text-shadow="none" style:text-underline-style="none" fo:font-weight="normal" officeooo:rsid="0045698d" style:font-size-asian="13pt" style:font-style-asian="normal" style:font-weight-asian="normal" style:font-size-complex="14pt" style:text-emphasize="none"/>
    </style:style>
    <style:style style:name="T19" style:family="text">
      <style:text-properties fo:font-size="14pt" officeooo:rsid="00406cfd" style:font-size-asian="12.25pt" style:font-size-complex="14pt"/>
    </style:style>
    <style:style style:name="T20" style:family="text">
      <style:text-properties fo:font-size="14pt" officeooo:rsid="00418bcf" style:font-size-asian="12.25pt" style:font-size-complex="14pt"/>
    </style:style>
    <style:style style:name="T21" style:family="text">
      <style:text-properties officeooo:rsid="0044429c"/>
    </style:style>
    <style:style style:name="T22" style:family="text">
      <style:text-properties officeooo:rsid="0045698d"/>
    </style:style>
    <style:style style:name="T23" style:family="text">
      <style:text-properties officeooo:rsid="00362785"/>
    </style:style>
    <style:style style:name="T24" style:family="text">
      <style:text-properties officeooo:rsid="0046d7a6"/>
    </style:style>
    <style:style style:name="T25" style:family="text">
      <style:text-properties officeooo:rsid="0048613d"/>
    </style:style>
    <style:style style:name="T26" style:family="text">
      <style:text-properties officeooo:rsid="004bd91c"/>
    </style:style>
    <style:style style:name="T27" style:family="text">
      <style:text-properties officeooo:rsid="004d1459"/>
    </style:style>
    <style:style style:name="T28" style:family="text">
      <style:text-properties officeooo:rsid="00518804"/>
    </style:style>
    <style:style style:name="T29" style:family="text">
      <style:text-properties officeooo:rsid="0052315e"/>
    </style:style>
    <style:style style:name="T30" style:family="text">
      <style:text-properties officeooo:rsid="0057e8a2"/>
    </style:style>
    <style:style style:name="T31" style:family="text">
      <style:text-properties officeooo:rsid="0058c610"/>
    </style:style>
    <style:style style:name="T32" style:family="text">
      <style:text-properties officeooo:rsid="005c2d35"/>
    </style:style>
    <style:style style:name="T33" style:family="text">
      <style:text-properties officeooo:rsid="00667a0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top" style:vertical-rel="baseline" style:horizontal-pos="center" style:horizontal-rel="paragraph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БУ ВО Ханты-Мансийского автономного округа – Югры</text:p>
      <text:p text:style-name="P5">«Сургутский государственный университет»</text:p>
      <text:p text:style-name="P1"/>
      <text:p text:style-name="P1"/>
      <text:p text:style-name="P1"/>
      <text:p text:style-name="P1"/>
      <text:p text:style-name="P6">Политехнический институт</text:p>
      <text:p text:style-name="P6">Кафедра автоматики и компьютерных систем</text:p>
      <text:p text:style-name="P1"/>
      <text:p text:style-name="P1"/>
      <text:p text:style-name="P1"/>
      <text:p text:style-name="P1"/>
      <text:p text:style-name="P8">ОТЧЁТ</text:p>
      <text:p text:style-name="P6">по лабораторной работе №<text:span text:style-name="T11">3</text:span></text:p>
      <text:p text:style-name="P6">по дисциплине: «Алгоритмы и структуры данных»</text:p>
      <text:p text:style-name="P1"/>
      <text:p text:style-name="P1"/>
      <text:p text:style-name="P1"/>
      <text:p text:style-name="P7">Выполнил: студент группы №609-22,</text:p>
      <text:p text:style-name="P9">Бельтюков Михаил Олегович</text:p>
      <text:p text:style-name="P7">Принял: старший преподаватель кафедры АиКС</text:p>
      <text:p text:style-name="P7">Назаров Евгений Владимирович</text:p>
      <text:p text:style-name="P1"/>
      <text:p text:style-name="P1"/>
      <text:p text:style-name="P1"/>
      <text:p text:style-name="P6">Сургут</text:p>
      <text:p text:style-name="P6">2024г.</text:p>
      <text:p text:style-name="P20"><text:soft-page-break/>Цель работы</text:p>
      <text:p text:style-name="Standard">изучить базовые алгоритмы поиска, исследовать их свойства, закрепить навыки структурного программирования.</text:p>
      <text:p text:style-name="P22">Задание</text:p>
      <text:p text:style-name="P23"><text:span text:style-name="T11">1. </text:span>Разработать функции, реализующие три алгоритма поиска (2-й - обязательно, еще два – по выбору).</text:p>
      <text:p text:style-name="P23"><text:span text:style-name="T11">2. </text:span>Исследовать алгоритмы поиска: построить и сравнить зависимости среднего количества сравнений в случаях успешного и неуспешного поиска для заданных алгоритмов.</text:p>
      <text:p text:style-name="P23"><text:span text:style-name="T11">3. </text:span>Найти зависимость оптимальной величины «прыжка» от размера последовательности.</text:p>
      <text:p text:style-name="P23"><text:span text:style-name="T11">4. </text:span>Составить отчет, в котором привести графики полученных зависимостей, анализ свойств алгоритмов и выводы по работе.</text:p>
      <text:p text:style-name="P21">Ход работы</text:p>
      <text:p text:style-name="P25">Для выполнения лабораторной работы был<text:span text:style-name="T12">и</text:span> выбран<text:span text:style-name="T12">ы</text:span> <text:span text:style-name="T12">алгоритмы поиска «последовательный», «поиск прыжками», «бинарный», «интерполяционный».</text:span></text:p>
      <text:p text:style-name="P15">Для выявления оптимального прыжка были выбраны прыжки «натуральный логарифм от длины», «корень от длины», «деление длины на 2». </text:p>
      <text:p text:style-name="P26">template &lt;typename T&gt;</text:p>
      <text:p text:style-name="P26">int brutforce_search(T arr[], int size, T to_find, Complexity *res) {</text:p>
      <text:p text:style-name="P26"><text:s text:c="4"/>res-&gt;operations = 0;</text:p>
      <text:p text:style-name="P26"><text:s text:c="4"/>res-&gt;time = clock();</text:p>
      <text:p text:style-name="P26"><text:s text:c="4"/>for (int i=0;i&lt;size;i++) {</text:p>
      <text:p text:style-name="P26"><text:s text:c="8"/>res-&gt;operations++;</text:p>
      <text:p text:style-name="P26"><text:s text:c="8"/>if (arr[i] == to_find) {</text:p>
      <text:p text:style-name="P26"><text:s text:c="12"/>res-&gt;time = clock() - res-&gt;time;</text:p>
      <text:p text:style-name="P26"><text:s text:c="12"/>return i;</text:p>
      <text:p text:style-name="P26"><text:s text:c="8"/>}</text:p>
      <text:p text:style-name="P26"><text:s text:c="4"/>}</text:p>
      <text:p text:style-name="P26"><text:s text:c="4"/>res-&gt;time = clock() - res-&gt;time;</text:p>
      <text:p text:style-name="P26"><text:s text:c="4"/>return -1;</text:p>
      <text:p text:style-name="P26">}</text:p>
      <text:p text:style-name="P10"><text:soft-page-break/>Листинг 1 — реализация функции последовательного поиска</text:p>
      <text:p text:style-name="P27">template &lt;typename T&gt;</text:p>
      <text:p text:style-name="P27">int jump_sqrt_one_search(T arr[], int size, T to_find, Complexity *res) {</text:p>
      <text:p text:style-name="P27"><text:s text:c="4"/>res-&gt;operations = 0;</text:p>
      <text:p text:style-name="P27"><text:s text:c="4"/>res-&gt;time = clock();</text:p>
      <text:p text:style-name="P27"><text:s text:c="4"/>int step = (int)sqrt(size), i=0;</text:p>
      <text:p text:style-name="P27"><text:s text:c="4"/>bool flag = false;</text:p>
      <text:p text:style-name="P27"><text:s text:c="4"/>int j = 0;</text:p>
      <text:p text:style-name="P27"><text:s text:c="4"/>res-&gt;operations++;</text:p>
      <text:p text:style-name="P27"><text:s text:c="4"/>if (arr[0] &lt;= to_find) {</text:p>
      <text:p text:style-name="P27"><text:s text:c="8"/>for (i=step;i&lt;size;i+=step) {</text:p>
      <text:p text:style-name="P27"><text:s text:c="12"/>if (i &gt;= size) break;</text:p>
      <text:p text:style-name="P27"><text:s text:c="12"/>res-&gt;operations++;</text:p>
      <text:p text:style-name="P27"><text:s text:c="12"/>if (arr[i] &gt; to_find) {</text:p>
      <text:p text:style-name="P27"><text:s text:c="16"/>break;</text:p>
      <text:p text:style-name="P27"><text:s text:c="12"/>}</text:p>
      <text:p text:style-name="P27"><text:s text:c="8"/>}</text:p>
      <text:p text:style-name="P27"><text:s text:c="8"/>j = i - step;</text:p>
      <text:p text:style-name="P27"><text:s text:c="8"/>for (i=j;i&lt;j+step;i++) {</text:p>
      <text:p text:style-name="P27"><text:s text:c="12"/>if (i &gt;= size) break;</text:p>
      <text:p text:style-name="P27"><text:s text:c="12"/>res-&gt;operations++;</text:p>
      <text:p text:style-name="P27"><text:s text:c="12"/>if (arr[i] == to_find) {</text:p>
      <text:p text:style-name="P27"><text:s text:c="16"/>flag = true;</text:p>
      <text:p text:style-name="P27"><text:s text:c="16"/>break;</text:p>
      <text:p text:style-name="P27"><text:s text:c="12"/>}</text:p>
      <text:p text:style-name="P27"><text:s text:c="8"/>}</text:p>
      <text:p text:style-name="P27"><text:s text:c="8"/>if (!flag) i = -1;</text:p>
      <text:p text:style-name="P27"><text:s text:c="4"/>}</text:p>
      <text:p text:style-name="P27"><text:s text:c="4"/>else i = -1;</text:p>
      <text:p text:style-name="P27"><text:s text:c="4"/>res-&gt;time = clock() - res-&gt;time;</text:p>
      <text:p text:style-name="P27"><text:s text:c="4"/>return i;</text:p>
      <text:p text:style-name="P27">}</text:p>
      <text:p text:style-name="P10">Листинг 2 — пример реализации функции одноуровнего поиска прыжками (прыжок равен корню размера последовательности )</text:p>
      <text:p text:style-name="P27">template &lt;typename T&gt;</text:p>
      <text:p text:style-name="P27"><text:soft-page-break/>int jump_multy_search(T arr[], int size, T to_find, Complexity *res) {</text:p>
      <text:p text:style-name="P27"><text:s text:c="4"/>res-&gt;operations = 0;</text:p>
      <text:p text:style-name="P27"><text:s text:c="4"/>res-&gt;time = clock();</text:p>
      <text:p text:style-name="P27"><text:s text:c="4"/>int step = (int)sqrt(size), i=0;</text:p>
      <text:p text:style-name="P27"><text:s text:c="4"/>bool flag = false;</text:p>
      <text:p text:style-name="P27"><text:s text:c="4"/>int j = 0;</text:p>
      <text:p text:style-name="P27"><text:s text:c="4"/>res-&gt;operations++;</text:p>
      <text:p text:style-name="P27"><text:s text:c="4"/>if (arr[0] &lt;= to_find) {</text:p>
      <text:p text:style-name="P27"><text:s text:c="8"/>for (i=step;i&lt;size;i+=step) {</text:p>
      <text:p text:style-name="P27"><text:s text:c="12"/>if (i &gt;= size) break;</text:p>
      <text:p text:style-name="P27"><text:s text:c="12"/>res-&gt;operations++;</text:p>
      <text:p text:style-name="P27"><text:s text:c="12"/>if (arr[i] &gt; to_find) {</text:p>
      <text:p text:style-name="P27"><text:s text:c="16"/>break;</text:p>
      <text:p text:style-name="P27"><text:s text:c="12"/>}</text:p>
      <text:p text:style-name="P27"><text:s text:c="8"/>}</text:p>
      <text:p text:style-name="P27"><text:s text:c="8"/>i -= step;</text:p>
      <text:p text:style-name="P27"><text:s text:c="8"/>step = (int)sqrt(step);</text:p>
      <text:p text:style-name="P27"><text:s text:c="8"/>for (;i&lt;size;i+=step) {</text:p>
      <text:p text:style-name="P27"><text:s text:c="12"/>if (i &gt;= size) break;</text:p>
      <text:p text:style-name="P27"><text:s text:c="12"/>res-&gt;operations++;</text:p>
      <text:p text:style-name="P27"><text:s text:c="12"/>if (arr[i] &gt; to_find) break;</text:p>
      <text:p text:style-name="P27"><text:s text:c="8"/>}</text:p>
      <text:p text:style-name="P27"><text:s text:c="8"/>j = i - step;</text:p>
      <text:p text:style-name="P27"><text:s text:c="8"/>for (i=j;i&lt;j+step;i++) {</text:p>
      <text:p text:style-name="P27"><text:s text:c="12"/>if (i &gt;= size) break;</text:p>
      <text:p text:style-name="P27"><text:s text:c="12"/>res-&gt;operations++;</text:p>
      <text:p text:style-name="P27"><text:s text:c="12"/>if (arr[i] == to_find) {</text:p>
      <text:p text:style-name="P27"><text:s text:c="16"/>flag = true;</text:p>
      <text:p text:style-name="P27"><text:s text:c="16"/>break;</text:p>
      <text:p text:style-name="P27"><text:s text:c="12"/>}</text:p>
      <text:p text:style-name="P27"><text:s text:c="8"/>}</text:p>
      <text:p text:style-name="P27"><text:s text:c="8"/>if (!flag) i = -1;</text:p>
      <text:p text:style-name="P27"><text:s text:c="4"/>}</text:p>
      <text:p text:style-name="P27"><text:s text:c="4"/>else i = -1;</text:p>
      <text:p text:style-name="P27"><text:s text:c="4"/>res-&gt;time = clock() - res-&gt;time;</text:p>
      <text:p text:style-name="P27"><text:s text:c="4"/>return i;</text:p>
      <text:p text:style-name="P27"><text:soft-page-break/>}</text:p>
      <text:p text:style-name="P11">Листинг 3 — реализация функции поиска двухуровневыми прыжками</text:p>
      <text:p text:style-name="P28">template &lt;typename T&gt;</text:p>
      <text:p text:style-name="P28">int binary_search(T arr[], int size, T to_find, Complexity *res) {</text:p>
      <text:p text:style-name="P28"><text:s text:c="4"/>res-&gt;operations = 0;</text:p>
      <text:p text:style-name="P28"><text:s text:c="4"/>res-&gt;time = clock();</text:p>
      <text:p text:style-name="P28"><text:s text:c="4"/>int left = -1;</text:p>
      <text:p text:style-name="P28"><text:s text:c="4"/>int right = size;</text:p>
      <text:p text:style-name="P28"><text:s text:c="4"/>int mid;</text:p>
      <text:p text:style-name="P28"><text:s text:c="4"/>while (left &lt; right - 1) {</text:p>
      <text:p text:style-name="P28"><text:s text:c="8"/>mid = (left+right) / 2;</text:p>
      <text:p text:style-name="P28"><text:s text:c="8"/>res-&gt;operations++;</text:p>
      <text:p text:style-name="P28"><text:s text:c="8"/>if (arr[mid] == to_find) break;</text:p>
      <text:p text:style-name="P28"><text:s text:c="8"/>else if (arr[mid] &gt; to_find) {</text:p>
      <text:p text:style-name="P28"><text:s text:c="12"/>right = mid; </text:p>
      <text:p text:style-name="P28"><text:s text:c="12"/>res-&gt;operations++;</text:p>
      <text:p text:style-name="P28"><text:s text:c="8"/>}</text:p>
      <text:p text:style-name="P28"><text:s text:c="8"/>else <text:s/>{</text:p>
      <text:p text:style-name="P28"><text:s text:c="12"/>left = mid;</text:p>
      <text:p text:style-name="P28"><text:s text:c="12"/>res-&gt;operations++;</text:p>
      <text:p text:style-name="P28"><text:s text:c="8"/>}</text:p>
      <text:p text:style-name="P28"><text:s text:c="4"/>}</text:p>
      <text:p text:style-name="P28"><text:s text:c="4"/>res-&gt;time = clock() - res-&gt;time;</text:p>
      <text:p text:style-name="P28"><text:s text:c="4"/>return (mid &lt; size &amp;&amp; arr[mid] == to_find) ? mid : -1;</text:p>
      <text:p text:style-name="P28">}</text:p>
      <text:p text:style-name="P12">Листинг 4 - Реализация функции бинарного поиска</text:p>
      <text:p text:style-name="P29">template &lt;typename T&gt;</text:p>
      <text:p text:style-name="P29">int interpolation_search(T arr[], int size, T to_find, Complexity *res) {</text:p>
      <text:p text:style-name="P29"><text:s text:c="4"/>res-&gt;operations = 0;</text:p>
      <text:p text:style-name="P29"><text:s text:c="4"/>res-&gt;time = clock();</text:p>
      <text:p text:style-name="P29"><text:s text:c="4"/>long left = 0;</text:p>
      <text:p text:style-name="P29"><text:s text:c="4"/>long right = size - 1;</text:p>
      <text:p text:style-name="P29"><text:s text:c="4"/>long mid = 0;</text:p>
      <text:p text:style-name="P29"><text:s text:c="4"/>while (arr[left] &lt; to_find &amp;&amp; to_find &lt; arr[right] <text:s/>) {</text:p>
      <text:p text:style-name="P29"><text:s text:c="8"/>res-&gt;operations+=2;</text:p>
      <text:p text:style-name="P29"><text:soft-page-break/><text:s text:c="8"/>mid = left + (to_find - arr[left]) * (right - left) / (arr[right] - arr[left]);</text:p>
      <text:p text:style-name="P29"><text:s text:c="8"/>res-&gt;operations++;</text:p>
      <text:p text:style-name="P29"><text:s text:c="8"/>if (arr[mid] &gt; to_find) </text:p>
      <text:p text:style-name="P29"><text:s text:c="12"/>left = mid + 1;</text:p>
      <text:p text:style-name="P29"><text:s text:c="8"/>else if (arr[mid] &lt; to_find) {</text:p>
      <text:p text:style-name="P29"><text:s text:c="12"/>res-&gt;operations++;</text:p>
      <text:p text:style-name="P29"><text:s text:c="12"/>right = mid - 1;</text:p>
      <text:p text:style-name="P29"><text:s text:c="8"/>}</text:p>
      <text:p text:style-name="P29"><text:s text:c="12"/></text:p>
      <text:p text:style-name="P29"><text:s text:c="8"/>else {</text:p>
      <text:p text:style-name="P29"><text:s text:c="12"/>res-&gt;operations++;</text:p>
      <text:p text:style-name="P29"><text:s text:c="12"/>res-&gt;time = clock() - res-&gt;time;</text:p>
      <text:p text:style-name="P29"><text:s text:c="12"/>return mid;</text:p>
      <text:p text:style-name="P29"><text:s text:c="8"/>}</text:p>
      <text:p text:style-name="P29"><text:s text:c="12"/></text:p>
      <text:p text:style-name="P29"><text:s text:c="4"/>}</text:p>
      <text:p text:style-name="P29"><text:s text:c="4"/>res-&gt;time = clock() - res-&gt;time;</text:p>
      <text:p text:style-name="P29"><text:s text:c="4"/>res-&gt;operations+=2;</text:p>
      <text:p text:style-name="P29"><text:s text:c="4"/>return arr[left] == to_find ? left : (arr[right] == to_find ? right : -1);</text:p>
      <text:p text:style-name="P29">}</text:p>
      <text:p text:style-name="P12">Листинг 5 — реализация функции интерполяционного поиска</text:p>
      <text:p text:style-name="P13"/>
      <text:p text:style-name="P16">Таблица 1 — Результаты работы функции последовательного поиск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9">случай</text:p>
          </table:table-cell>
          <table:table-cell table:style-name="Таблица1.A1" office:value-type="string">
            <text:p text:style-name="P49">Кол-во элементов</text:p>
          </table:table-cell>
          <table:table-cell table:style-name="Таблица1.A1" office:value-type="string">
            <text:p text:style-name="P51">Кол-во операций</text:p>
          </table:table-cell>
        </table:table-row>
        <table:table-row table:style-name="Таблица1.1">
          <table:table-cell table:style-name="Таблица1.A1" table:number-rows-spanned="5" office:value-type="string">
            <text:p text:style-name="P53">Поиск первого элемента</text:p>
          </table:table-cell>
          <table:table-cell table:style-name="Таблица1.A1" office:value-type="string">
            <text:p text:style-name="P2">10000000</text:p>
          </table:table-cell>
          <table:table-cell table:style-name="Таблица1.A1" office:value-type="string">
            <text:p text:style-name="P2">1</text:p>
          </table:table-cell>
        </table:table-row>
        <table:table-row table:style-name="Таблица1.1">
          <table:covered-table-cell table:style-name="Таблица1.A1"/>
          <table:table-cell table:style-name="Таблица1.A1" office:value-type="string">
            <text:p text:style-name="P2">30000000</text:p>
          </table:table-cell>
          <table:table-cell table:style-name="Таблица1.A1" office:value-type="string">
            <text:p text:style-name="P2">1</text:p>
          </table:table-cell>
        </table:table-row>
        <table:table-row table:style-name="Таблица1.1">
          <table:covered-table-cell table:style-name="Таблица1.A1"/>
          <table:table-cell table:style-name="Таблица1.A1" office:value-type="string">
            <text:p text:style-name="P2">50000000</text:p>
          </table:table-cell>
          <table:table-cell table:style-name="Таблица1.A1" office:value-type="string">
            <text:p text:style-name="P2">1</text:p>
          </table:table-cell>
        </table:table-row>
        <table:table-row table:style-name="Таблица1.1">
          <table:covered-table-cell table:style-name="Таблица1.A1"/>
          <table:table-cell table:style-name="Таблица1.A1" office:value-type="string">
            <text:p text:style-name="P2">70000000</text:p>
          </table:table-cell>
          <table:table-cell table:style-name="Таблица1.A1" office:value-type="string">
            <text:p text:style-name="P2">1</text:p>
          </table:table-cell>
        </table:table-row>
        <table:table-row table:style-name="Таблица1.1">
          <table:covered-table-cell table:style-name="Таблица1.A1"/>
          <table:table-cell table:style-name="Таблица1.A1" office:value-type="string">
            <text:p text:style-name="P2">100000000</text:p>
          </table:table-cell>
          <table:table-cell table:style-name="Таблица1.A1" office:value-type="string">
            <text:p text:style-name="P2">1</text:p>
          </table:table-cell>
        </table:table-row>
        <table:table-row table:style-name="Таблица1.1">
          <table:table-cell table:style-name="Таблица1.A1" table:number-rows-spanned="5" office:value-type="string">
            <text:p text:style-name="P53">Поиск среднего элемента</text:p>
          </table:table-cell>
          <table:table-cell table:style-name="Таблица1.A1" office:value-type="string">
            <text:p text:style-name="P2">10000000</text:p>
          </table:table-cell>
          <table:table-cell table:style-name="Таблица1.A1" office:value-type="string">
            <text:p text:style-name="P2">5000000</text:p>
          </table:table-cell>
        </table:table-row>
        <table:table-row table:style-name="Таблица1.1">
          <table:covered-table-cell table:style-name="Таблица1.A1"/>
          <table:table-cell table:style-name="Таблица1.A1" office:value-type="string">
            <text:p text:style-name="P2">30000000</text:p>
          </table:table-cell>
          <table:table-cell table:style-name="Таблица1.A1" office:value-type="string">
            <text:p text:style-name="P2">15000000</text:p>
          </table:table-cell>
        </table:table-row>
        <table:table-row table:style-name="Таблица1.1">
          <table:covered-table-cell table:style-name="Таблица1.A1"/>
          <table:table-cell table:style-name="Таблица1.A1" office:value-type="string">
            <text:p text:style-name="P2">50000000</text:p>
          </table:table-cell>
          <table:table-cell table:style-name="Таблица1.A1" office:value-type="string">
            <text:p text:style-name="P2">25000000<text:soft-page-break/></text:p>
          </table:table-cell>
        </table:table-row>
        <table:table-row table:style-name="Таблица1.1">
          <table:covered-table-cell table:style-name="Таблица1.A1"/>
          <table:table-cell table:style-name="Таблица1.A1" office:value-type="string">
            <text:p text:style-name="P2">70000000</text:p>
          </table:table-cell>
          <table:table-cell table:style-name="Таблица1.A1" office:value-type="string">
            <text:p text:style-name="P2">35000000</text:p>
          </table:table-cell>
        </table:table-row>
        <table:table-row table:style-name="Таблица1.1">
          <table:covered-table-cell table:style-name="Таблица1.A1"/>
          <table:table-cell table:style-name="Таблица1.A1" office:value-type="string">
            <text:p text:style-name="P2">100000000</text:p>
          </table:table-cell>
          <table:table-cell table:style-name="Таблица1.A1" office:value-type="string">
            <text:p text:style-name="P2">50000000</text:p>
          </table:table-cell>
        </table:table-row>
        <table:table-row table:style-name="Таблица1.1">
          <table:table-cell table:style-name="Таблица1.A1" table:number-rows-spanned="5" office:value-type="string">
            <text:p text:style-name="P53">Поиск последнего элемента</text:p>
          </table:table-cell>
          <table:table-cell table:style-name="Таблица1.A1" office:value-type="string">
            <text:p text:style-name="P2">10000000</text:p>
          </table:table-cell>
          <table:table-cell table:style-name="Таблица1.A1" office:value-type="string">
            <text:p text:style-name="P2">9999999</text:p>
          </table:table-cell>
        </table:table-row>
        <table:table-row table:style-name="Таблица1.1">
          <table:covered-table-cell table:style-name="Таблица1.A1"/>
          <table:table-cell table:style-name="Таблица1.A1" office:value-type="string">
            <text:p text:style-name="P2">30000000</text:p>
          </table:table-cell>
          <table:table-cell table:style-name="Таблица1.A1" office:value-type="string">
            <text:p text:style-name="P2">29999999</text:p>
          </table:table-cell>
        </table:table-row>
        <table:table-row table:style-name="Таблица1.1">
          <table:covered-table-cell table:style-name="Таблица1.A1"/>
          <table:table-cell table:style-name="Таблица1.A1" office:value-type="string">
            <text:p text:style-name="P2">50000000</text:p>
          </table:table-cell>
          <table:table-cell table:style-name="Таблица1.A1" office:value-type="string">
            <text:p text:style-name="P2">49999999</text:p>
          </table:table-cell>
        </table:table-row>
        <table:table-row table:style-name="Таблица1.1">
          <table:covered-table-cell table:style-name="Таблица1.A1"/>
          <table:table-cell table:style-name="Таблица1.A1" office:value-type="string">
            <text:p text:style-name="P2">70000000</text:p>
          </table:table-cell>
          <table:table-cell table:style-name="Таблица1.A1" office:value-type="string">
            <text:p text:style-name="P2">69999999</text:p>
          </table:table-cell>
        </table:table-row>
        <table:table-row table:style-name="Таблица1.1">
          <table:covered-table-cell table:style-name="Таблица1.A1"/>
          <table:table-cell table:style-name="Таблица1.A1" office:value-type="string">
            <text:p text:style-name="P2">100000000</text:p>
          </table:table-cell>
          <table:table-cell table:style-name="Таблица1.A1" office:value-type="string">
            <text:p text:style-name="P2">99999999</text:p>
          </table:table-cell>
        </table:table-row>
        <table:table-row table:style-name="Таблица1.1">
          <table:table-cell table:style-name="Таблица1.A1" table:number-rows-spanned="5" office:value-type="string">
            <text:p text:style-name="P53">Поиск несуществующего элемента</text:p>
          </table:table-cell>
          <table:table-cell table:style-name="Таблица1.A1" office:value-type="string">
            <text:p text:style-name="P2">10000000</text:p>
          </table:table-cell>
          <table:table-cell table:style-name="Таблица1.A1" office:value-type="string">
            <text:p text:style-name="P2">10000000</text:p>
          </table:table-cell>
        </table:table-row>
        <table:table-row table:style-name="Таблица1.1">
          <table:covered-table-cell table:style-name="Таблица1.A1"/>
          <table:table-cell table:style-name="Таблица1.A1" office:value-type="string">
            <text:p text:style-name="P2">30000000</text:p>
          </table:table-cell>
          <table:table-cell table:style-name="Таблица1.A1" office:value-type="string">
            <text:p text:style-name="P2">30000000</text:p>
          </table:table-cell>
        </table:table-row>
        <table:table-row table:style-name="Таблица1.1">
          <table:covered-table-cell table:style-name="Таблица1.A1"/>
          <table:table-cell table:style-name="Таблица1.A1" office:value-type="string">
            <text:p text:style-name="P2">50000000</text:p>
          </table:table-cell>
          <table:table-cell table:style-name="Таблица1.A1" office:value-type="string">
            <text:p text:style-name="P2">50000000</text:p>
          </table:table-cell>
        </table:table-row>
        <table:table-row table:style-name="Таблица1.1">
          <table:covered-table-cell table:style-name="Таблица1.A1"/>
          <table:table-cell table:style-name="Таблица1.A1" office:value-type="string">
            <text:p text:style-name="P2">70000000</text:p>
          </table:table-cell>
          <table:table-cell table:style-name="Таблица1.A1" office:value-type="string">
            <text:p text:style-name="P2">70000000</text:p>
          </table:table-cell>
        </table:table-row>
        <table:table-row table:style-name="Таблица1.1">
          <table:covered-table-cell table:style-name="Таблица1.A1"/>
          <table:table-cell table:style-name="Таблица1.A1" office:value-type="string">
            <text:p text:style-name="P2">100000000</text:p>
          </table:table-cell>
          <table:table-cell table:style-name="Таблица1.A1" office:value-type="string">
            <text:p text:style-name="P2">100000000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24"><text:span text:style-name="T19">Таблица </text:span><text:span text:style-name="T20">2</text:span><text:span text:style-name="T19"> — Результаты работы функции </text:span><text:span text:style-name="T13">поиск прыжками, с уменьшением прыжка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0">случай</text:p>
          </table:table-cell>
          <table:table-cell table:style-name="Таблица2.A1" office:value-type="string">
            <text:p text:style-name="P50">Кол-во элементов</text:p>
          </table:table-cell>
          <table:table-cell table:style-name="Таблица2.A1" office:value-type="string">
            <text:p text:style-name="P52">Кол-во операций</text:p>
          </table:table-cell>
        </table:table-row>
        <table:table-row table:style-name="Таблица2.1">
          <table:table-cell table:style-name="Таблица2.A1" table:number-rows-spanned="5" office:value-type="string">
            <text:p text:style-name="P54">Поиск первого элемента</text:p>
          </table:table-cell>
          <table:table-cell table:style-name="Таблица2.A1" office:value-type="string">
            <text:p text:style-name="P57">10000000</text:p>
          </table:table-cell>
          <table:table-cell table:style-name="Таблица2.C2" office:value-type="float" office:value="5">
            <text:p text:style-name="P67">5</text:p>
          </table:table-cell>
        </table:table-row>
        <table:table-row table:style-name="Таблица2.1">
          <table:covered-table-cell table:style-name="Таблица2.A1"/>
          <table:table-cell table:style-name="Таблица2.A1" office:value-type="string">
            <text:p text:style-name="P3">30000000</text:p>
          </table:table-cell>
          <table:table-cell table:style-name="Таблица2.C2" office:value-type="float" office:value="5">
            <text:p text:style-name="P67">5</text:p>
          </table:table-cell>
        </table:table-row>
        <table:table-row table:style-name="Таблица2.1">
          <table:covered-table-cell table:style-name="Таблица2.A1"/>
          <table:table-cell table:style-name="Таблица2.A1" office:value-type="string">
            <text:p text:style-name="P3">50000000</text:p>
          </table:table-cell>
          <table:table-cell table:style-name="Таблица2.C2" office:value-type="float" office:value="5">
            <text:p text:style-name="P67">5</text:p>
          </table:table-cell>
        </table:table-row>
        <table:table-row table:style-name="Таблица2.1">
          <table:covered-table-cell table:style-name="Таблица2.A1"/>
          <table:table-cell table:style-name="Таблица2.A1" office:value-type="string">
            <text:p text:style-name="P3">70000000</text:p>
          </table:table-cell>
          <table:table-cell table:style-name="Таблица2.C2" office:value-type="float" office:value="5">
            <text:p text:style-name="P67">5</text:p>
          </table:table-cell>
        </table:table-row>
        <table:table-row table:style-name="Таблица2.1">
          <table:covered-table-cell table:style-name="Таблица2.A1"/>
          <table:table-cell table:style-name="Таблица2.A1" office:value-type="string">
            <text:p text:style-name="P3">100000000</text:p>
          </table:table-cell>
          <table:table-cell table:style-name="Таблица2.C2" office:value-type="float" office:value="5">
            <text:p text:style-name="P67">5</text:p>
          </table:table-cell>
        </table:table-row>
        <text:soft-page-break/>
        <table:table-row table:style-name="Таблица2.1">
          <table:table-cell table:style-name="Таблица2.A1" table:number-rows-spanned="5" office:value-type="string">
            <text:p text:style-name="P54">Поиск среднего элемента</text:p>
          </table:table-cell>
          <table:table-cell table:style-name="Таблица2.A1" office:value-type="string">
            <text:p text:style-name="P3">10000000</text:p>
          </table:table-cell>
          <table:table-cell table:style-name="Таблица2.C2" office:value-type="float" office:value="1638">
            <text:p text:style-name="P67">1638</text:p>
          </table:table-cell>
        </table:table-row>
        <table:table-row table:style-name="Таблица2.1">
          <table:covered-table-cell table:style-name="Таблица2.A1"/>
          <table:table-cell table:style-name="Таблица2.A1" office:value-type="string">
            <text:p text:style-name="P3">30000000</text:p>
          </table:table-cell>
          <table:table-cell table:style-name="Таблица2.C2" office:value-type="float" office:value="2847">
            <text:p text:style-name="P67">2847</text:p>
          </table:table-cell>
        </table:table-row>
        <table:table-row table:style-name="Таблица2.1">
          <table:covered-table-cell table:style-name="Таблица2.A1"/>
          <table:table-cell table:style-name="Таблица2.A1" office:value-type="string">
            <text:p text:style-name="P3">50000000</text:p>
          </table:table-cell>
          <table:table-cell table:style-name="Таблица2.C2" office:value-type="float" office:value="3653">
            <text:p text:style-name="P67">3653</text:p>
          </table:table-cell>
        </table:table-row>
        <table:table-row table:style-name="Таблица2.1">
          <table:covered-table-cell table:style-name="Таблица2.A1"/>
          <table:table-cell table:style-name="Таблица2.A1" office:value-type="string">
            <text:p text:style-name="P3">70000000</text:p>
          </table:table-cell>
          <table:table-cell table:style-name="Таблица2.C2" office:value-type="float" office:value="4259">
            <text:p text:style-name="P67">4259</text:p>
          </table:table-cell>
        </table:table-row>
        <table:table-row table:style-name="Таблица2.1">
          <table:covered-table-cell table:style-name="Таблица2.A1"/>
          <table:table-cell table:style-name="Таблица2.A1" office:value-type="string">
            <text:p text:style-name="P3">100000000</text:p>
          </table:table-cell>
          <table:table-cell table:style-name="Таблица2.C2" office:value-type="float" office:value="5202">
            <text:p text:style-name="P67">5202</text:p>
          </table:table-cell>
        </table:table-row>
        <table:table-row table:style-name="Таблица2.1">
          <table:table-cell table:style-name="Таблица2.A1" table:number-rows-spanned="5" office:value-type="string">
            <text:p text:style-name="P54">Поиск последнего элемента</text:p>
          </table:table-cell>
          <table:table-cell table:style-name="Таблица2.A1" office:value-type="string">
            <text:p text:style-name="P3">10000000</text:p>
          </table:table-cell>
          <table:table-cell table:style-name="Таблица2.C2" office:value-type="float" office:value="3214">
            <text:p text:style-name="P67">3214</text:p>
          </table:table-cell>
        </table:table-row>
        <table:table-row table:style-name="Таблица2.1">
          <table:covered-table-cell table:style-name="Таблица2.A1"/>
          <table:table-cell table:style-name="Таблица2.A1" office:value-type="string">
            <text:p text:style-name="P3">30000000</text:p>
          </table:table-cell>
          <table:table-cell table:style-name="Таблица2.C2" office:value-type="float" office:value="5540">
            <text:p text:style-name="P67">5540</text:p>
          </table:table-cell>
        </table:table-row>
        <table:table-row table:style-name="Таблица2.1">
          <table:covered-table-cell table:style-name="Таблица2.A1"/>
          <table:table-cell table:style-name="Таблица2.A1" office:value-type="string">
            <text:p text:style-name="P3">50000000</text:p>
          </table:table-cell>
          <table:table-cell table:style-name="Таблица2.C2" office:value-type="float" office:value="7118">
            <text:p text:style-name="P67">7118</text:p>
          </table:table-cell>
        </table:table-row>
        <table:table-row table:style-name="Таблица2.1">
          <table:covered-table-cell table:style-name="Таблица2.A1"/>
          <table:table-cell table:style-name="Таблица2.A1" office:value-type="string">
            <text:p text:style-name="P3">70000000</text:p>
          </table:table-cell>
          <table:table-cell table:style-name="Таблица2.C2" office:value-type="float" office:value="8426">
            <text:p text:style-name="P67">8426</text:p>
          </table:table-cell>
        </table:table-row>
        <table:table-row table:style-name="Таблица2.1">
          <table:covered-table-cell table:style-name="Таблица2.A1"/>
          <table:table-cell table:style-name="Таблица2.A1" office:value-type="string">
            <text:p text:style-name="P3">100000000</text:p>
          </table:table-cell>
          <table:table-cell table:style-name="Таблица2.C2" office:value-type="float" office:value="10199">
            <text:p text:style-name="P67">10199</text:p>
          </table:table-cell>
        </table:table-row>
        <table:table-row table:style-name="Таблица2.1">
          <table:table-cell table:style-name="Таблица2.A1" table:number-rows-spanned="5" office:value-type="string">
            <text:p text:style-name="P54">Поиск несуществующего элемента</text:p>
          </table:table-cell>
          <table:table-cell table:style-name="Таблица2.A1" office:value-type="string">
            <text:p text:style-name="P3">10000000</text:p>
          </table:table-cell>
          <table:table-cell table:style-name="Таблица2.C2" office:value-type="float" office:value="3215">
            <text:p text:style-name="P67">3215</text:p>
          </table:table-cell>
        </table:table-row>
        <table:table-row table:style-name="Таблица2.1">
          <table:covered-table-cell table:style-name="Таблица2.A1"/>
          <table:table-cell table:style-name="Таблица2.A1" office:value-type="string">
            <text:p text:style-name="P3">30000000</text:p>
          </table:table-cell>
          <table:table-cell table:style-name="Таблица2.C2" office:value-type="float" office:value="5541">
            <text:p text:style-name="P67">5541</text:p>
          </table:table-cell>
        </table:table-row>
        <table:table-row table:style-name="Таблица2.1">
          <table:covered-table-cell table:style-name="Таблица2.A1"/>
          <table:table-cell table:style-name="Таблица2.A1" office:value-type="string">
            <text:p text:style-name="P3">50000000</text:p>
          </table:table-cell>
          <table:table-cell table:style-name="Таблица2.C2" office:value-type="float" office:value="7119">
            <text:p text:style-name="P67">7119</text:p>
          </table:table-cell>
        </table:table-row>
        <table:table-row table:style-name="Таблица2.1">
          <table:covered-table-cell table:style-name="Таблица2.A1"/>
          <table:table-cell table:style-name="Таблица2.A1" office:value-type="string">
            <text:p text:style-name="P3">70000000</text:p>
          </table:table-cell>
          <table:table-cell table:style-name="Таблица2.C2" office:value-type="float" office:value="8427">
            <text:p text:style-name="P67">8427</text:p>
          </table:table-cell>
        </table:table-row>
        <table:table-row table:style-name="Таблица2.1">
          <table:covered-table-cell table:style-name="Таблица2.A1"/>
          <table:table-cell table:style-name="Таблица2.A1" office:value-type="string">
            <text:p text:style-name="P3">100000000</text:p>
          </table:table-cell>
          <table:table-cell table:style-name="Таблица2.C2" office:value-type="float" office:value="10200">
            <text:p text:style-name="P67">10200</text:p>
          </table:table-cell>
        </table:table-row>
      </table:table>
      <text:p text:style-name="P55"/>
      <text:p text:style-name="P55"/>
      <text:p text:style-name="P55"/>
      <text:p text:style-name="P55"/>
      <text:p text:style-name="P55"/>
      <text:p text:style-name="P55"/>
      <text:p text:style-name="P24"><text:span text:style-name="T19">Таблица </text:span><text:span text:style-name="T20">3</text:span><text:span text:style-name="T19"> — Результаты работы функции </text:span><text:span text:style-name="T17">и</text:span><text:span text:style-name="T13">нтерполяционный поиск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office:value-type="string">
            <text:p text:style-name="P50">случай</text:p>
          </table:table-cell>
          <table:table-cell table:style-name="Таблица9.A1" office:value-type="string">
            <text:p text:style-name="P50">Кол-во элементов</text:p>
          </table:table-cell>
          <table:table-cell table:style-name="Таблица9.A1" office:value-type="string">
            <text:p text:style-name="P52">Кол-во операций</text:p>
          </table:table-cell>
        </table:table-row>
        <table:table-row table:style-name="Таблица9.1">
          <table:table-cell table:style-name="Таблица9.A1" table:number-rows-spanned="5" office:value-type="string">
            <text:p text:style-name="P54">Поиск первого элемента</text:p>
          </table:table-cell>
          <table:table-cell table:style-name="Таблица9.A1" office:value-type="string">
            <text:p text:style-name="P3">10000000</text:p>
          </table:table-cell>
          <table:table-cell table:style-name="Таблица9.C2" office:value-type="float" office:value="2">
            <text:p text:style-name="P56">2</text:p>
          </table:table-cell>
        </table:table-row>
        <table:table-row table:style-name="Таблица9.1">
          <table:covered-table-cell table:style-name="Таблица9.A1"/>
          <table:table-cell table:style-name="Таблица9.A1" office:value-type="string">
            <text:p text:style-name="P3">30000000</text:p>
          </table:table-cell>
          <table:table-cell table:style-name="Таблица9.C2" office:value-type="float" office:value="2">
            <text:p text:style-name="P56">2</text:p>
          </table:table-cell>
        </table:table-row>
        <table:table-row table:style-name="Таблица9.1">
          <table:covered-table-cell table:style-name="Таблица9.A1"/>
          <table:table-cell table:style-name="Таблица9.A1" office:value-type="string">
            <text:p text:style-name="P3">50000000</text:p>
          </table:table-cell>
          <table:table-cell table:style-name="Таблица9.C2" office:value-type="float" office:value="2">
            <text:p text:style-name="P56">2</text:p>
          </table:table-cell>
        </table:table-row>
        <table:table-row table:style-name="Таблица9.1">
          <table:covered-table-cell table:style-name="Таблица9.A1"/>
          <table:table-cell table:style-name="Таблица9.A1" office:value-type="string">
            <text:p text:style-name="P3">70000000</text:p>
          </table:table-cell>
          <table:table-cell table:style-name="Таблица9.C2" office:value-type="float" office:value="2">
            <text:p text:style-name="P56">2<text:soft-page-break/></text:p>
          </table:table-cell>
        </table:table-row>
        <table:table-row table:style-name="Таблица9.1">
          <table:covered-table-cell table:style-name="Таблица9.A1"/>
          <table:table-cell table:style-name="Таблица9.A1" office:value-type="string">
            <text:p text:style-name="P3">100000000</text:p>
          </table:table-cell>
          <table:table-cell table:style-name="Таблица9.C2" office:value-type="float" office:value="2">
            <text:p text:style-name="P56">2</text:p>
          </table:table-cell>
        </table:table-row>
        <table:table-row table:style-name="Таблица9.1">
          <table:table-cell table:style-name="Таблица9.A1" table:number-rows-spanned="5" office:value-type="string">
            <text:p text:style-name="P54">Поиск среднего элемента</text:p>
          </table:table-cell>
          <table:table-cell table:style-name="Таблица9.A1" office:value-type="string">
            <text:p text:style-name="P3">10000000</text:p>
          </table:table-cell>
          <table:table-cell table:style-name="Таблица9.C2" office:value-type="float" office:value="4">
            <text:p text:style-name="P56">4</text:p>
          </table:table-cell>
        </table:table-row>
        <table:table-row table:style-name="Таблица9.1">
          <table:covered-table-cell table:style-name="Таблица9.A1"/>
          <table:table-cell table:style-name="Таблица9.A1" office:value-type="string">
            <text:p text:style-name="P3">30000000</text:p>
          </table:table-cell>
          <table:table-cell table:style-name="Таблица9.C2" office:value-type="float" office:value="4">
            <text:p text:style-name="P56">4</text:p>
          </table:table-cell>
        </table:table-row>
        <table:table-row table:style-name="Таблица9.1">
          <table:covered-table-cell table:style-name="Таблица9.A1"/>
          <table:table-cell table:style-name="Таблица9.A1" office:value-type="string">
            <text:p text:style-name="P3">50000000</text:p>
          </table:table-cell>
          <table:table-cell table:style-name="Таблица9.C2" office:value-type="float" office:value="4">
            <text:p text:style-name="P56">4</text:p>
          </table:table-cell>
        </table:table-row>
        <table:table-row table:style-name="Таблица9.1">
          <table:covered-table-cell table:style-name="Таблица9.A1"/>
          <table:table-cell table:style-name="Таблица9.A1" office:value-type="string">
            <text:p text:style-name="P3">70000000</text:p>
          </table:table-cell>
          <table:table-cell table:style-name="Таблица9.C2" office:value-type="float" office:value="4">
            <text:p text:style-name="P56">4</text:p>
          </table:table-cell>
        </table:table-row>
        <table:table-row table:style-name="Таблица9.1">
          <table:covered-table-cell table:style-name="Таблица9.A1"/>
          <table:table-cell table:style-name="Таблица9.A1" office:value-type="string">
            <text:p text:style-name="P3">100000000</text:p>
          </table:table-cell>
          <table:table-cell table:style-name="Таблица9.C2" office:value-type="float" office:value="4">
            <text:p text:style-name="P56">4</text:p>
          </table:table-cell>
        </table:table-row>
        <table:table-row table:style-name="Таблица9.1">
          <table:table-cell table:style-name="Таблица9.A1" table:number-rows-spanned="5" office:value-type="string">
            <text:p text:style-name="P54">Поиск последнего элемента</text:p>
          </table:table-cell>
          <table:table-cell table:style-name="Таблица9.A1" office:value-type="string">
            <text:p text:style-name="P3">10000000</text:p>
          </table:table-cell>
          <table:table-cell table:style-name="Таблица9.C2" office:value-type="float" office:value="4">
            <text:p text:style-name="P56">4</text:p>
          </table:table-cell>
        </table:table-row>
        <table:table-row table:style-name="Таблица9.1">
          <table:covered-table-cell table:style-name="Таблица9.A1"/>
          <table:table-cell table:style-name="Таблица9.A1" office:value-type="string">
            <text:p text:style-name="P3">30000000</text:p>
          </table:table-cell>
          <table:table-cell table:style-name="Таблица9.C2" office:value-type="float" office:value="4">
            <text:p text:style-name="P56">4</text:p>
          </table:table-cell>
        </table:table-row>
        <table:table-row table:style-name="Таблица9.1">
          <table:covered-table-cell table:style-name="Таблица9.A1"/>
          <table:table-cell table:style-name="Таблица9.A1" office:value-type="string">
            <text:p text:style-name="P3">50000000</text:p>
          </table:table-cell>
          <table:table-cell table:style-name="Таблица9.C2" office:value-type="float" office:value="4">
            <text:p text:style-name="P56">4</text:p>
          </table:table-cell>
        </table:table-row>
        <table:table-row table:style-name="Таблица9.1">
          <table:covered-table-cell table:style-name="Таблица9.A1"/>
          <table:table-cell table:style-name="Таблица9.A1" office:value-type="string">
            <text:p text:style-name="P3">70000000</text:p>
          </table:table-cell>
          <table:table-cell table:style-name="Таблица9.C2" office:value-type="float" office:value="4">
            <text:p text:style-name="P56">4</text:p>
          </table:table-cell>
        </table:table-row>
        <table:table-row table:style-name="Таблица9.1">
          <table:covered-table-cell table:style-name="Таблица9.A1"/>
          <table:table-cell table:style-name="Таблица9.A1" office:value-type="string">
            <text:p text:style-name="P3">100000000</text:p>
          </table:table-cell>
          <table:table-cell table:style-name="Таблица9.C2" office:value-type="float" office:value="4">
            <text:p text:style-name="P56">4</text:p>
          </table:table-cell>
        </table:table-row>
        <table:table-row table:style-name="Таблица9.1">
          <table:table-cell table:style-name="Таблица9.A1" table:number-rows-spanned="5" office:value-type="string">
            <text:p text:style-name="P54">Поиск несуществующего элемента</text:p>
          </table:table-cell>
          <table:table-cell table:style-name="Таблица9.A1" office:value-type="string">
            <text:p text:style-name="P3">10000000</text:p>
          </table:table-cell>
          <table:table-cell table:style-name="Таблица9.C2" office:value-type="float" office:value="2">
            <text:p text:style-name="P56">2</text:p>
          </table:table-cell>
        </table:table-row>
        <table:table-row table:style-name="Таблица9.1">
          <table:covered-table-cell table:style-name="Таблица9.A1"/>
          <table:table-cell table:style-name="Таблица9.A1" office:value-type="string">
            <text:p text:style-name="P3">30000000</text:p>
          </table:table-cell>
          <table:table-cell table:style-name="Таблица9.C2" office:value-type="float" office:value="2">
            <text:p text:style-name="P56">2</text:p>
          </table:table-cell>
        </table:table-row>
        <table:table-row table:style-name="Таблица9.1">
          <table:covered-table-cell table:style-name="Таблица9.A1"/>
          <table:table-cell table:style-name="Таблица9.A1" office:value-type="string">
            <text:p text:style-name="P3">50000000</text:p>
          </table:table-cell>
          <table:table-cell table:style-name="Таблица9.C2" office:value-type="float" office:value="2">
            <text:p text:style-name="P56">2</text:p>
          </table:table-cell>
        </table:table-row>
        <table:table-row table:style-name="Таблица9.1">
          <table:covered-table-cell table:style-name="Таблица9.A1"/>
          <table:table-cell table:style-name="Таблица9.A1" office:value-type="string">
            <text:p text:style-name="P3">70000000</text:p>
          </table:table-cell>
          <table:table-cell table:style-name="Таблица9.C2" office:value-type="float" office:value="2">
            <text:p text:style-name="P56">2</text:p>
          </table:table-cell>
        </table:table-row>
        <table:table-row table:style-name="Таблица9.1">
          <table:covered-table-cell table:style-name="Таблица9.A1"/>
          <table:table-cell table:style-name="Таблица9.A1" office:value-type="string">
            <text:p text:style-name="P3">100000000</text:p>
          </table:table-cell>
          <table:table-cell table:style-name="Таблица9.C2" office:value-type="float" office:value="2">
            <text:p text:style-name="P56">2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4"><text:span text:style-name="T19">Таблица </text:span><text:span text:style-name="T20">4</text:span><text:span text:style-name="T19"> — Результаты работы функции </text:span><text:span text:style-name="T20">бинарный</text:span><text:span text:style-name="T13"> поиск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Таблица10.1">
          <table:table-cell table:style-name="Таблица10.A1" office:value-type="string">
            <text:p text:style-name="P50">случай</text:p>
          </table:table-cell>
          <table:table-cell table:style-name="Таблица10.A1" office:value-type="string">
            <text:p text:style-name="P50">Кол-во элементов</text:p>
          </table:table-cell>
          <table:table-cell table:style-name="Таблица10.A1" office:value-type="string">
            <text:p text:style-name="P52">Кол-во операций</text:p>
          </table:table-cell>
        </table:table-row>
        <table:table-row table:style-name="Таблица10.1">
          <table:table-cell table:style-name="Таблица10.A1" table:number-rows-spanned="5" office:value-type="string">
            <text:p text:style-name="P54">Поиск первого <text:soft-page-break/>элемента</text:p>
          </table:table-cell>
          <table:table-cell table:style-name="Таблица10.A1" office:value-type="string">
            <text:p text:style-name="P3">10000000</text:p>
          </table:table-cell>
          <table:table-cell table:style-name="Таблица10.C2" office:value-type="float" office:value="45">
            <text:p text:style-name="P56">45<text:soft-page-break/></text:p>
          </table:table-cell>
        </table:table-row>
        <table:table-row table:style-name="Таблица10.1">
          <table:covered-table-cell table:style-name="Таблица10.A1"/>
          <table:table-cell table:style-name="Таблица10.A1" office:value-type="string">
            <text:p text:style-name="P3">30000000</text:p>
          </table:table-cell>
          <table:table-cell table:style-name="Таблица10.C2" office:value-type="float" office:value="47">
            <text:p text:style-name="P56">47</text:p>
          </table:table-cell>
        </table:table-row>
        <table:table-row table:style-name="Таблица10.1">
          <table:covered-table-cell table:style-name="Таблица10.A1"/>
          <table:table-cell table:style-name="Таблица10.A1" office:value-type="string">
            <text:p text:style-name="P3">50000000</text:p>
          </table:table-cell>
          <table:table-cell table:style-name="Таблица10.C2" office:value-type="float" office:value="49">
            <text:p text:style-name="P56">49</text:p>
          </table:table-cell>
        </table:table-row>
        <table:table-row table:style-name="Таблица10.1">
          <table:covered-table-cell table:style-name="Таблица10.A1"/>
          <table:table-cell table:style-name="Таблица10.A1" office:value-type="string">
            <text:p text:style-name="P3">70000000</text:p>
          </table:table-cell>
          <table:table-cell table:style-name="Таблица10.C2" office:value-type="float" office:value="51">
            <text:p text:style-name="P56">51</text:p>
          </table:table-cell>
        </table:table-row>
        <table:table-row table:style-name="Таблица10.1">
          <table:covered-table-cell table:style-name="Таблица10.A1"/>
          <table:table-cell table:style-name="Таблица10.A1" office:value-type="string">
            <text:p text:style-name="P3">100000000</text:p>
          </table:table-cell>
          <table:table-cell table:style-name="Таблица10.C2" office:value-type="float" office:value="51">
            <text:p text:style-name="P56">51</text:p>
          </table:table-cell>
        </table:table-row>
        <table:table-row table:style-name="Таблица10.1">
          <table:table-cell table:style-name="Таблица10.A1" table:number-rows-spanned="5" office:value-type="string">
            <text:p text:style-name="P54">Поиск среднего элемента</text:p>
          </table:table-cell>
          <table:table-cell table:style-name="Таблица10.A1" office:value-type="string">
            <text:p text:style-name="P3">10000000</text:p>
          </table:table-cell>
          <table:table-cell table:style-name="Таблица10.C2" office:value-type="float" office:value="1">
            <text:p text:style-name="P56">1</text:p>
          </table:table-cell>
        </table:table-row>
        <table:table-row table:style-name="Таблица10.1">
          <table:covered-table-cell table:style-name="Таблица10.A1"/>
          <table:table-cell table:style-name="Таблица10.A1" office:value-type="string">
            <text:p text:style-name="P3">30000000</text:p>
          </table:table-cell>
          <table:table-cell table:style-name="Таблица10.C2" office:value-type="float" office:value="1">
            <text:p text:style-name="P56">1</text:p>
          </table:table-cell>
        </table:table-row>
        <table:table-row table:style-name="Таблица10.1">
          <table:covered-table-cell table:style-name="Таблица10.A1"/>
          <table:table-cell table:style-name="Таблица10.A1" office:value-type="string">
            <text:p text:style-name="P3">50000000</text:p>
          </table:table-cell>
          <table:table-cell table:style-name="Таблица10.C2" office:value-type="float" office:value="1">
            <text:p text:style-name="P56">1</text:p>
          </table:table-cell>
        </table:table-row>
        <table:table-row table:style-name="Таблица10.1">
          <table:covered-table-cell table:style-name="Таблица10.A1"/>
          <table:table-cell table:style-name="Таблица10.A1" office:value-type="string">
            <text:p text:style-name="P3">70000000</text:p>
          </table:table-cell>
          <table:table-cell table:style-name="Таблица10.C2" office:value-type="float" office:value="1">
            <text:p text:style-name="P56">1</text:p>
          </table:table-cell>
        </table:table-row>
        <table:table-row table:style-name="Таблица10.1">
          <table:covered-table-cell table:style-name="Таблица10.A1"/>
          <table:table-cell table:style-name="Таблица10.A1" office:value-type="string">
            <text:p text:style-name="P3">100000000</text:p>
          </table:table-cell>
          <table:table-cell table:style-name="Таблица10.C2" office:value-type="float" office:value="1">
            <text:p text:style-name="P56">1</text:p>
          </table:table-cell>
        </table:table-row>
        <table:table-row table:style-name="Таблица10.1">
          <table:table-cell table:style-name="Таблица10.A1" table:number-rows-spanned="5" office:value-type="string">
            <text:p text:style-name="P54">Поиск последнего элемента</text:p>
          </table:table-cell>
          <table:table-cell table:style-name="Таблица10.A1" office:value-type="string">
            <text:p text:style-name="P3">10000000</text:p>
          </table:table-cell>
          <table:table-cell table:style-name="Таблица10.C2" office:value-type="float" office:value="45">
            <text:p text:style-name="P56">45</text:p>
          </table:table-cell>
        </table:table-row>
        <table:table-row table:style-name="Таблица10.1">
          <table:covered-table-cell table:style-name="Таблица10.A1"/>
          <table:table-cell table:style-name="Таблица10.A1" office:value-type="string">
            <text:p text:style-name="P3">30000000</text:p>
          </table:table-cell>
          <table:table-cell table:style-name="Таблица10.C2" office:value-type="float" office:value="47">
            <text:p text:style-name="P56">47</text:p>
          </table:table-cell>
        </table:table-row>
        <table:table-row table:style-name="Таблица10.1">
          <table:covered-table-cell table:style-name="Таблица10.A1"/>
          <table:table-cell table:style-name="Таблица10.A1" office:value-type="string">
            <text:p text:style-name="P3">50000000</text:p>
          </table:table-cell>
          <table:table-cell table:style-name="Таблица10.C2" office:value-type="float" office:value="49">
            <text:p text:style-name="P56">49</text:p>
          </table:table-cell>
        </table:table-row>
        <table:table-row table:style-name="Таблица10.1">
          <table:covered-table-cell table:style-name="Таблица10.A1"/>
          <table:table-cell table:style-name="Таблица10.A1" office:value-type="string">
            <text:p text:style-name="P3">70000000</text:p>
          </table:table-cell>
          <table:table-cell table:style-name="Таблица10.C2" office:value-type="float" office:value="51">
            <text:p text:style-name="P56">51</text:p>
          </table:table-cell>
        </table:table-row>
        <table:table-row table:style-name="Таблица10.1">
          <table:covered-table-cell table:style-name="Таблица10.A1"/>
          <table:table-cell table:style-name="Таблица10.A1" office:value-type="string">
            <text:p text:style-name="P3">100000000</text:p>
          </table:table-cell>
          <table:table-cell table:style-name="Таблица10.C2" office:value-type="float" office:value="51">
            <text:p text:style-name="P56">51</text:p>
          </table:table-cell>
        </table:table-row>
        <table:table-row table:style-name="Таблица10.1">
          <table:table-cell table:style-name="Таблица10.A1" table:number-rows-spanned="5" office:value-type="string">
            <text:p text:style-name="P54">Поиск несуществующего элемента</text:p>
          </table:table-cell>
          <table:table-cell table:style-name="Таблица10.A1" office:value-type="string">
            <text:p text:style-name="P3">10000000</text:p>
          </table:table-cell>
          <table:table-cell table:style-name="Таблица10.C2" office:value-type="float" office:value="48">
            <text:p text:style-name="P56">48</text:p>
          </table:table-cell>
        </table:table-row>
        <table:table-row table:style-name="Таблица10.1">
          <table:covered-table-cell table:style-name="Таблица10.A1"/>
          <table:table-cell table:style-name="Таблица10.A1" office:value-type="string">
            <text:p text:style-name="P3">30000000</text:p>
          </table:table-cell>
          <table:table-cell table:style-name="Таблица10.C2" office:value-type="float" office:value="50">
            <text:p text:style-name="P56">50</text:p>
          </table:table-cell>
        </table:table-row>
        <table:table-row table:style-name="Таблица10.1">
          <table:covered-table-cell table:style-name="Таблица10.A1"/>
          <table:table-cell table:style-name="Таблица10.A1" office:value-type="string">
            <text:p text:style-name="P3">50000000</text:p>
          </table:table-cell>
          <table:table-cell table:style-name="Таблица10.C2" office:value-type="float" office:value="52">
            <text:p text:style-name="P56">52</text:p>
          </table:table-cell>
        </table:table-row>
        <table:table-row table:style-name="Таблица10.1">
          <table:covered-table-cell table:style-name="Таблица10.A1"/>
          <table:table-cell table:style-name="Таблица10.A1" office:value-type="string">
            <text:p text:style-name="P3">70000000</text:p>
          </table:table-cell>
          <table:table-cell table:style-name="Таблица10.C2" office:value-type="float" office:value="54">
            <text:p text:style-name="P56">54</text:p>
          </table:table-cell>
        </table:table-row>
        <table:table-row table:style-name="Таблица10.1">
          <table:covered-table-cell table:style-name="Таблица10.A1"/>
          <table:table-cell table:style-name="Таблица10.A1" office:value-type="string">
            <text:p text:style-name="P3">100000000</text:p>
          </table:table-cell>
          <table:table-cell table:style-name="Таблица10.C2" office:value-type="float" office:value="54">
            <text:p text:style-name="P56">54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4"><text:soft-page-break/><text:span text:style-name="T19">Таблица </text:span><text:span text:style-name="T20">5</text:span><text:span text:style-name="T19"> — Результаты работы функции </text:span><text:span text:style-name="T20">поиск прыжками с прыжком равным корню длины последовательности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Таблица11.1">
          <table:table-cell table:style-name="Таблица11.A1" office:value-type="string">
            <text:p text:style-name="P50">случай</text:p>
          </table:table-cell>
          <table:table-cell table:style-name="Таблица11.A1" office:value-type="string">
            <text:p text:style-name="P50">Кол-во элементов</text:p>
          </table:table-cell>
          <table:table-cell table:style-name="Таблица11.A1" office:value-type="string">
            <text:p text:style-name="P52">Кол-во операций</text:p>
          </table:table-cell>
        </table:table-row>
        <table:table-row table:style-name="Таблица11.1">
          <table:table-cell table:style-name="Таблица11.A1" table:number-rows-spanned="5" office:value-type="string">
            <text:p text:style-name="P54">Поиск первого элемента</text:p>
          </table:table-cell>
          <table:table-cell table:style-name="Таблица11.A1" office:value-type="string">
            <text:p text:style-name="P3">10000000</text:p>
          </table:table-cell>
          <table:table-cell table:style-name="Таблица11.C2" office:value-type="float" office:value="3">
            <text:p text:style-name="P56">3</text:p>
          </table:table-cell>
        </table:table-row>
        <table:table-row table:style-name="Таблица11.1">
          <table:covered-table-cell table:style-name="Таблица11.A1"/>
          <table:table-cell table:style-name="Таблица11.A1" office:value-type="string">
            <text:p text:style-name="P3">30000000</text:p>
          </table:table-cell>
          <table:table-cell table:style-name="Таблица11.C2" office:value-type="float" office:value="3">
            <text:p text:style-name="P56">3</text:p>
          </table:table-cell>
        </table:table-row>
        <table:table-row table:style-name="Таблица11.1">
          <table:covered-table-cell table:style-name="Таблица11.A1"/>
          <table:table-cell table:style-name="Таблица11.A1" office:value-type="string">
            <text:p text:style-name="P3">50000000</text:p>
          </table:table-cell>
          <table:table-cell table:style-name="Таблица11.C2" office:value-type="float" office:value="3">
            <text:p text:style-name="P56">3</text:p>
          </table:table-cell>
        </table:table-row>
        <table:table-row table:style-name="Таблица11.1">
          <table:covered-table-cell table:style-name="Таблица11.A1"/>
          <table:table-cell table:style-name="Таблица11.A1" office:value-type="string">
            <text:p text:style-name="P3">70000000</text:p>
          </table:table-cell>
          <table:table-cell table:style-name="Таблица11.C2" office:value-type="float" office:value="3">
            <text:p text:style-name="P56">3</text:p>
          </table:table-cell>
        </table:table-row>
        <table:table-row table:style-name="Таблица11.1">
          <table:covered-table-cell table:style-name="Таблица11.A1"/>
          <table:table-cell table:style-name="Таблица11.A1" office:value-type="string">
            <text:p text:style-name="P3">100000000</text:p>
          </table:table-cell>
          <table:table-cell table:style-name="Таблица11.C2" office:value-type="float" office:value="3">
            <text:p text:style-name="P56">3</text:p>
          </table:table-cell>
        </table:table-row>
        <table:table-row table:style-name="Таблица11.1">
          <table:table-cell table:style-name="Таблица11.A1" table:number-rows-spanned="5" office:value-type="string">
            <text:p text:style-name="P54">Поиск среднего элемента</text:p>
          </table:table-cell>
          <table:table-cell table:style-name="Таблица11.A1" office:value-type="string">
            <text:p text:style-name="P3">10000000</text:p>
          </table:table-cell>
          <table:table-cell table:style-name="Таблица11.C2" office:value-type="float" office:value="2461">
            <text:p text:style-name="P56">2461</text:p>
          </table:table-cell>
        </table:table-row>
        <table:table-row table:style-name="Таблица11.1">
          <table:covered-table-cell table:style-name="Таблица11.A1"/>
          <table:table-cell table:style-name="Таблица11.A1" office:value-type="string">
            <text:p text:style-name="P3">30000000</text:p>
          </table:table-cell>
          <table:table-cell table:style-name="Таблица11.C2" office:value-type="float" office:value="6714">
            <text:p text:style-name="P56">6714</text:p>
          </table:table-cell>
        </table:table-row>
        <table:table-row table:style-name="Таблица11.1">
          <table:covered-table-cell table:style-name="Таблица11.A1"/>
          <table:table-cell table:style-name="Таблица11.A1" office:value-type="string">
            <text:p text:style-name="P3">50000000</text:p>
          </table:table-cell>
          <table:table-cell table:style-name="Таблица11.C2" office:value-type="float" office:value="7552">
            <text:p text:style-name="P56">7552</text:p>
          </table:table-cell>
        </table:table-row>
        <table:table-row table:style-name="Таблица11.1">
          <table:covered-table-cell table:style-name="Таблица11.A1"/>
          <table:table-cell table:style-name="Таблица11.A1" office:value-type="string">
            <text:p text:style-name="P3">70000000</text:p>
          </table:table-cell>
          <table:table-cell table:style-name="Таблица11.C2" office:value-type="float" office:value="9207">
            <text:p text:style-name="P56">9207</text:p>
          </table:table-cell>
        </table:table-row>
        <table:table-row table:style-name="Таблица11.1">
          <table:covered-table-cell table:style-name="Таблица11.A1"/>
          <table:table-cell table:style-name="Таблица11.A1" office:value-type="string">
            <text:p text:style-name="P3">100000000</text:p>
          </table:table-cell>
          <table:table-cell table:style-name="Таблица11.C2" office:value-type="float" office:value="15001">
            <text:p text:style-name="P56">15001</text:p>
          </table:table-cell>
        </table:table-row>
        <table:table-row table:style-name="Таблица11.1">
          <table:table-cell table:style-name="Таблица11.A1" table:number-rows-spanned="5" office:value-type="string">
            <text:p text:style-name="P54">Поиск последнего элемента</text:p>
          </table:table-cell>
          <table:table-cell table:style-name="Таблица11.A1" office:value-type="string">
            <text:p text:style-name="P3">10000000</text:p>
          </table:table-cell>
          <table:table-cell table:style-name="Таблица11.C2" office:value-type="float" office:value="4918">
            <text:p text:style-name="P56">4918</text:p>
          </table:table-cell>
        </table:table-row>
        <table:table-row table:style-name="Таблица11.1">
          <table:covered-table-cell table:style-name="Таблица11.A1"/>
          <table:table-cell table:style-name="Таблица11.A1" office:value-type="string">
            <text:p text:style-name="P3">30000000</text:p>
          </table:table-cell>
          <table:table-cell table:style-name="Таблица11.C2" office:value-type="float" office:value="7948">
            <text:p text:style-name="P56">7948</text:p>
          </table:table-cell>
        </table:table-row>
        <table:table-row table:style-name="Таблица11.1">
          <table:covered-table-cell table:style-name="Таблица11.A1"/>
          <table:table-cell table:style-name="Таблица11.A1" office:value-type="string">
            <text:p text:style-name="P3">50000000</text:p>
          </table:table-cell>
          <table:table-cell table:style-name="Таблица11.C2" office:value-type="float" office:value="8030">
            <text:p text:style-name="P56">8030</text:p>
          </table:table-cell>
        </table:table-row>
        <table:table-row table:style-name="Таблица11.1">
          <table:covered-table-cell table:style-name="Таблица11.A1"/>
          <table:table-cell table:style-name="Таблица11.A1" office:value-type="string">
            <text:p text:style-name="P3">70000000</text:p>
          </table:table-cell>
          <table:table-cell table:style-name="Таблица11.C2" office:value-type="float" office:value="10045">
            <text:p text:style-name="P56">10045</text:p>
          </table:table-cell>
        </table:table-row>
        <table:table-row table:style-name="Таблица11.1">
          <table:covered-table-cell table:style-name="Таблица11.A1"/>
          <table:table-cell table:style-name="Таблица11.A1" office:value-type="string">
            <text:p text:style-name="P3">100000000</text:p>
          </table:table-cell>
          <table:table-cell table:style-name="Таблица11.C2" office:value-type="float" office:value="19999">
            <text:p text:style-name="P56">19999</text:p>
          </table:table-cell>
        </table:table-row>
        <table:table-row table:style-name="Таблица11.1">
          <table:table-cell table:style-name="Таблица11.A1" table:number-rows-spanned="5" office:value-type="string">
            <text:p text:style-name="P54">Поиск несуществующего элемента</text:p>
          </table:table-cell>
          <table:table-cell table:style-name="Таблица11.A1" office:value-type="string">
            <text:p text:style-name="P3">10000000</text:p>
          </table:table-cell>
          <table:table-cell table:style-name="Таблица11.C2" office:value-type="float" office:value="4919">
            <text:p text:style-name="P56">4919</text:p>
          </table:table-cell>
        </table:table-row>
        <table:table-row table:style-name="Таблица11.1">
          <table:covered-table-cell table:style-name="Таблица11.A1"/>
          <table:table-cell table:style-name="Таблица11.A1" office:value-type="string">
            <text:p text:style-name="P3">30000000</text:p>
          </table:table-cell>
          <table:table-cell table:style-name="Таблица11.C2" office:value-type="float" office:value="7949">
            <text:p text:style-name="P56">7949</text:p>
          </table:table-cell>
        </table:table-row>
        <table:table-row table:style-name="Таблица11.1">
          <table:covered-table-cell table:style-name="Таблица11.A1"/>
          <table:table-cell table:style-name="Таблица11.A1" office:value-type="string">
            <text:p text:style-name="P3">50000000</text:p>
          </table:table-cell>
          <table:table-cell table:style-name="Таблица11.C2" office:value-type="float" office:value="8031">
            <text:p text:style-name="P56">8031</text:p>
          </table:table-cell>
        </table:table-row>
        <table:table-row table:style-name="Таблица11.1">
          <table:covered-table-cell table:style-name="Таблица11.A1"/>
          <table:table-cell table:style-name="Таблица11.A1" office:value-type="string">
            <text:p text:style-name="P3">70000000</text:p>
          </table:table-cell>
          <table:table-cell table:style-name="Таблица11.C2" office:value-type="float" office:value="10046">
            <text:p text:style-name="P56">10046</text:p>
          </table:table-cell>
        </table:table-row>
        <table:table-row table:style-name="Таблица11.1">
          <table:covered-table-cell table:style-name="Таблица11.A1"/>
          <table:table-cell table:style-name="Таблица11.A1" office:value-type="string">
            <text:p text:style-name="P3">100000000</text:p>
          </table:table-cell>
          <table:table-cell table:style-name="Таблица11.C2" office:value-type="float" office:value="20000">
            <text:p text:style-name="P56">20000</text:p>
          </table:table-cell>
        </table:table-row>
      </table:table>
      <text:p text:style-name="P17"/>
      <text:p text:style-name="P17"/>
      <text:p text:style-name="P17"/>
      <text:p text:style-name="P17"/>
      <text:p text:style-name="P17"><text:soft-page-break/></text:p>
      <text:p text:style-name="P24"><text:span text:style-name="T19">Таблица </text:span><text:span text:style-name="T20">6</text:span><text:span text:style-name="T19"> — Результаты работы функции </text:span><text:span text:style-name="T20">поиск прыжками с прыжком равным логарифму длины последовательности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office:value-type="string">
            <text:p text:style-name="P50">случай</text:p>
          </table:table-cell>
          <table:table-cell table:style-name="Таблица12.A1" office:value-type="string">
            <text:p text:style-name="P50">Кол-во элементов</text:p>
          </table:table-cell>
          <table:table-cell table:style-name="Таблица12.A1" office:value-type="string">
            <text:p text:style-name="P52">Кол-во операций</text:p>
          </table:table-cell>
        </table:table-row>
        <table:table-row table:style-name="Таблица12.1">
          <table:table-cell table:style-name="Таблица12.A1" table:number-rows-spanned="5" office:value-type="string">
            <text:p text:style-name="P54">Поиск первого элемента</text:p>
          </table:table-cell>
          <table:table-cell table:style-name="Таблица12.A1" office:value-type="string">
            <text:p text:style-name="P3">10000000</text:p>
          </table:table-cell>
          <table:table-cell table:style-name="Таблица12.C2" office:value-type="float" office:value="3">
            <text:p text:style-name="P56">3</text:p>
          </table:table-cell>
        </table:table-row>
        <table:table-row table:style-name="Таблица12.1">
          <table:covered-table-cell table:style-name="Таблица12.A1"/>
          <table:table-cell table:style-name="Таблица12.A1" office:value-type="string">
            <text:p text:style-name="P3">30000000</text:p>
          </table:table-cell>
          <table:table-cell table:style-name="Таблица12.C2" office:value-type="float" office:value="3">
            <text:p text:style-name="P56">3</text:p>
          </table:table-cell>
        </table:table-row>
        <table:table-row table:style-name="Таблица12.1">
          <table:covered-table-cell table:style-name="Таблица12.A1"/>
          <table:table-cell table:style-name="Таблица12.A1" office:value-type="string">
            <text:p text:style-name="P3">50000000</text:p>
          </table:table-cell>
          <table:table-cell table:style-name="Таблица12.C2" office:value-type="float" office:value="3">
            <text:p text:style-name="P56">3</text:p>
          </table:table-cell>
        </table:table-row>
        <table:table-row table:style-name="Таблица12.1">
          <table:covered-table-cell table:style-name="Таблица12.A1"/>
          <table:table-cell table:style-name="Таблица12.A1" office:value-type="string">
            <text:p text:style-name="P3">70000000</text:p>
          </table:table-cell>
          <table:table-cell table:style-name="Таблица12.C2" office:value-type="float" office:value="3">
            <text:p text:style-name="P56">3</text:p>
          </table:table-cell>
        </table:table-row>
        <table:table-row table:style-name="Таблица12.1">
          <table:covered-table-cell table:style-name="Таблица12.A1"/>
          <table:table-cell table:style-name="Таблица12.A1" office:value-type="string">
            <text:p text:style-name="P3">100000000</text:p>
          </table:table-cell>
          <table:table-cell table:style-name="Таблица12.C2" office:value-type="float" office:value="3">
            <text:p text:style-name="P56">3</text:p>
          </table:table-cell>
        </table:table-row>
        <table:table-row table:style-name="Таблица12.1">
          <table:table-cell table:style-name="Таблица12.A1" table:number-rows-spanned="5" office:value-type="string">
            <text:p text:style-name="P54">Поиск среднего элемента</text:p>
          </table:table-cell>
          <table:table-cell table:style-name="Таблица12.A1" office:value-type="string">
            <text:p text:style-name="P3">10000000</text:p>
          </table:table-cell>
          <table:table-cell table:style-name="Таблица12.C2" office:value-type="float" office:value="312517">
            <text:p text:style-name="P56">312517</text:p>
          </table:table-cell>
        </table:table-row>
        <table:table-row table:style-name="Таблица12.1">
          <table:covered-table-cell table:style-name="Таблица12.A1"/>
          <table:table-cell table:style-name="Таблица12.A1" office:value-type="string">
            <text:p text:style-name="P3">30000000</text:p>
          </table:table-cell>
          <table:table-cell table:style-name="Таблица12.C2" office:value-type="float" office:value="882370">
            <text:p text:style-name="P56">882370</text:p>
          </table:table-cell>
        </table:table-row>
        <table:table-row table:style-name="Таблица12.1">
          <table:covered-table-cell table:style-name="Таблица12.A1"/>
          <table:table-cell table:style-name="Таблица12.A1" office:value-type="string">
            <text:p text:style-name="P3">50000000</text:p>
          </table:table-cell>
          <table:table-cell table:style-name="Таблица12.C2" office:value-type="float" office:value="1470594">
            <text:p text:style-name="P56">1470594</text:p>
          </table:table-cell>
        </table:table-row>
        <table:table-row table:style-name="Таблица12.1">
          <table:covered-table-cell table:style-name="Таблица12.A1"/>
          <table:table-cell table:style-name="Таблица12.A1" office:value-type="string">
            <text:p text:style-name="P3">70000000</text:p>
          </table:table-cell>
          <table:table-cell table:style-name="Таблица12.C2" office:value-type="float" office:value="1944454">
            <text:p text:style-name="P56">1944454</text:p>
          </table:table-cell>
        </table:table-row>
        <table:table-row table:style-name="Таблица12.1">
          <table:covered-table-cell table:style-name="Таблица12.A1"/>
          <table:table-cell table:style-name="Таблица12.A1" office:value-type="string">
            <text:p text:style-name="P3">100000000</text:p>
          </table:table-cell>
          <table:table-cell table:style-name="Таблица12.C2" office:value-type="float" office:value="2777793">
            <text:p text:style-name="P56">2777793</text:p>
          </table:table-cell>
        </table:table-row>
        <table:table-row table:style-name="Таблица12.1">
          <table:table-cell table:style-name="Таблица12.A1" table:number-rows-spanned="5" office:value-type="string">
            <text:p text:style-name="P54">Поиск последнего элемента</text:p>
          </table:table-cell>
          <table:table-cell table:style-name="Таблица12.A1" office:value-type="string">
            <text:p text:style-name="P3">10000000</text:p>
          </table:table-cell>
          <table:table-cell table:style-name="Таблица12.C2" office:value-type="float" office:value="625015">
            <text:p text:style-name="P56">625015</text:p>
          </table:table-cell>
        </table:table-row>
        <table:table-row table:style-name="Таблица12.1">
          <table:covered-table-cell table:style-name="Таблица12.A1"/>
          <table:table-cell table:style-name="Таблица12.A1" office:value-type="string">
            <text:p text:style-name="P3">30000000</text:p>
          </table:table-cell>
          <table:table-cell table:style-name="Таблица12.C2" office:value-type="float" office:value="1764720">
            <text:p text:style-name="P56">1764720</text:p>
          </table:table-cell>
        </table:table-row>
        <table:table-row table:style-name="Таблица12.1">
          <table:covered-table-cell table:style-name="Таблица12.A1"/>
          <table:table-cell table:style-name="Таблица12.A1" office:value-type="string">
            <text:p text:style-name="P3">50000000</text:p>
          </table:table-cell>
          <table:table-cell table:style-name="Таблица12.C2" office:value-type="float" office:value="2941184">
            <text:p text:style-name="P56">2941184</text:p>
          </table:table-cell>
        </table:table-row>
        <table:table-row table:style-name="Таблица12.1">
          <table:covered-table-cell table:style-name="Таблица12.A1"/>
          <table:table-cell table:style-name="Таблица12.A1" office:value-type="string">
            <text:p text:style-name="P3">70000000</text:p>
          </table:table-cell>
          <table:table-cell table:style-name="Таблица12.C2" office:value-type="float" office:value="3888904">
            <text:p text:style-name="P56">3888904</text:p>
          </table:table-cell>
        </table:table-row>
        <table:table-row table:style-name="Таблица12.1">
          <table:covered-table-cell table:style-name="Таблица12.A1"/>
          <table:table-cell table:style-name="Таблица12.A1" office:value-type="string">
            <text:p text:style-name="P3">100000000</text:p>
          </table:table-cell>
          <table:table-cell table:style-name="Таблица12.C2" office:value-type="float" office:value="5555565">
            <text:p text:style-name="P56">5555565</text:p>
          </table:table-cell>
        </table:table-row>
        <table:table-row table:style-name="Таблица12.1">
          <table:table-cell table:style-name="Таблица12.A1" table:number-rows-spanned="5" office:value-type="string">
            <text:p text:style-name="P54">Поиск несуществующего элемента</text:p>
          </table:table-cell>
          <table:table-cell table:style-name="Таблица12.A1" office:value-type="string">
            <text:p text:style-name="P3">10000000</text:p>
          </table:table-cell>
          <table:table-cell table:style-name="Таблица12.C2" office:value-type="float" office:value="625016">
            <text:p text:style-name="P56">625016</text:p>
          </table:table-cell>
        </table:table-row>
        <table:table-row table:style-name="Таблица12.1">
          <table:covered-table-cell table:style-name="Таблица12.A1"/>
          <table:table-cell table:style-name="Таблица12.A1" office:value-type="string">
            <text:p text:style-name="P3">30000000</text:p>
          </table:table-cell>
          <table:table-cell table:style-name="Таблица12.C2" office:value-type="float" office:value="1764723">
            <text:p text:style-name="P56">1764723</text:p>
          </table:table-cell>
        </table:table-row>
        <table:table-row table:style-name="Таблица12.1">
          <table:covered-table-cell table:style-name="Таблица12.A1"/>
          <table:table-cell table:style-name="Таблица12.A1" office:value-type="string">
            <text:p text:style-name="P3">50000000</text:p>
          </table:table-cell>
          <table:table-cell table:style-name="Таблица12.C2" office:value-type="float" office:value="2941194">
            <text:p text:style-name="P56">2941194</text:p>
          </table:table-cell>
        </table:table-row>
        <table:table-row table:style-name="Таблица12.1">
          <table:covered-table-cell table:style-name="Таблица12.A1"/>
          <table:table-cell table:style-name="Таблица12.A1" office:value-type="string">
            <text:p text:style-name="P3">70000000</text:p>
          </table:table-cell>
          <table:table-cell table:style-name="Таблица12.C2" office:value-type="float" office:value="3888907">
            <text:p text:style-name="P56">3888907</text:p>
          </table:table-cell>
        </table:table-row>
        <table:table-row table:style-name="Таблица12.1">
          <table:covered-table-cell table:style-name="Таблица12.A1"/>
          <table:table-cell table:style-name="Таблица12.A1" office:value-type="string">
            <text:p text:style-name="P3">100000000</text:p>
          </table:table-cell>
          <table:table-cell table:style-name="Таблица12.C2" office:value-type="float" office:value="5555574">
            <text:p text:style-name="P56">5555574</text:p>
          </table:table-cell>
        </table:table-row>
      </table:table>
      <text:p text:style-name="P14"/>
      <text:p text:style-name="P17"/>
      <text:p text:style-name="P17"/>
      <text:p text:style-name="P17"><text:soft-page-break/></text:p>
      <text:p text:style-name="P17"/>
      <text:p text:style-name="P24"><text:span text:style-name="T19">Таблица </text:span><text:span text:style-name="T20">7</text:span><text:span text:style-name="T19"> — Результаты работы функции </text:span><text:span text:style-name="T20">поиск прыжками с прыжком равным половине длины последовательности</text:span>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 table:style-name="Таблица13.1">
          <table:table-cell table:style-name="Таблица13.A1" office:value-type="string">
            <text:p text:style-name="P50">случай</text:p>
          </table:table-cell>
          <table:table-cell table:style-name="Таблица13.A1" office:value-type="string">
            <text:p text:style-name="P50">Кол-во элементов</text:p>
          </table:table-cell>
          <table:table-cell table:style-name="Таблица13.A1" office:value-type="string">
            <text:p text:style-name="P52">Кол-во операций</text:p>
          </table:table-cell>
        </table:table-row>
        <table:table-row table:style-name="Таблица13.2">
          <table:table-cell table:style-name="Таблица13.A1" table:number-rows-spanned="5" office:value-type="string">
            <text:p text:style-name="P54">Поиск первого элемента</text:p>
          </table:table-cell>
          <table:table-cell table:style-name="Таблица13.A1" office:value-type="string">
            <text:p text:style-name="P3">10000000</text:p>
          </table:table-cell>
          <table:table-cell table:style-name="Таблица13.C2" office:value-type="float" office:value="3">
            <text:p text:style-name="P56">3</text:p>
          </table:table-cell>
        </table:table-row>
        <table:table-row table:style-name="Таблица13.2">
          <table:covered-table-cell table:style-name="Таблица13.A1"/>
          <table:table-cell table:style-name="Таблица13.A1" office:value-type="string">
            <text:p text:style-name="P3">30000000</text:p>
          </table:table-cell>
          <table:table-cell table:style-name="Таблица13.C2" office:value-type="float" office:value="3">
            <text:p text:style-name="P56">3</text:p>
          </table:table-cell>
        </table:table-row>
        <table:table-row table:style-name="Таблица13.2">
          <table:covered-table-cell table:style-name="Таблица13.A1"/>
          <table:table-cell table:style-name="Таблица13.A1" office:value-type="string">
            <text:p text:style-name="P3">50000000</text:p>
          </table:table-cell>
          <table:table-cell table:style-name="Таблица13.C2" office:value-type="float" office:value="3">
            <text:p text:style-name="P56">3</text:p>
          </table:table-cell>
        </table:table-row>
        <table:table-row table:style-name="Таблица13.2">
          <table:covered-table-cell table:style-name="Таблица13.A1"/>
          <table:table-cell table:style-name="Таблица13.A1" office:value-type="string">
            <text:p text:style-name="P3">70000000</text:p>
          </table:table-cell>
          <table:table-cell table:style-name="Таблица13.C2" office:value-type="float" office:value="3">
            <text:p text:style-name="P56">3</text:p>
          </table:table-cell>
        </table:table-row>
        <table:table-row table:style-name="Таблица13.2">
          <table:covered-table-cell table:style-name="Таблица13.A1"/>
          <table:table-cell table:style-name="Таблица13.A1" office:value-type="string">
            <text:p text:style-name="P3">100000000</text:p>
          </table:table-cell>
          <table:table-cell table:style-name="Таблица13.C2" office:value-type="float" office:value="3">
            <text:p text:style-name="P56">3</text:p>
          </table:table-cell>
        </table:table-row>
        <table:table-row table:style-name="Таблица13.2">
          <table:table-cell table:style-name="Таблица13.A1" table:number-rows-spanned="5" office:value-type="string">
            <text:p text:style-name="P54">Поиск среднего элемента</text:p>
          </table:table-cell>
          <table:table-cell table:style-name="Таблица13.A1" office:value-type="string">
            <text:p text:style-name="P3">10000000</text:p>
          </table:table-cell>
          <table:table-cell table:style-name="Таблица13.C2" office:value-type="float" office:value="5000002">
            <text:p text:style-name="P56">5000002</text:p>
          </table:table-cell>
        </table:table-row>
        <table:table-row table:style-name="Таблица13.2">
          <table:covered-table-cell table:style-name="Таблица13.A1"/>
          <table:table-cell table:style-name="Таблица13.A1" office:value-type="string">
            <text:p text:style-name="P3">30000000</text:p>
          </table:table-cell>
          <table:table-cell table:style-name="Таблица13.C2" office:value-type="float" office:value="15000002">
            <text:p text:style-name="P56">15000002</text:p>
          </table:table-cell>
        </table:table-row>
        <table:table-row table:style-name="Таблица13.2">
          <table:covered-table-cell table:style-name="Таблица13.A1"/>
          <table:table-cell table:style-name="Таблица13.A1" office:value-type="string">
            <text:p text:style-name="P3">50000000</text:p>
          </table:table-cell>
          <table:table-cell table:style-name="Таблица13.C2" office:value-type="float" office:value="25000002">
            <text:p text:style-name="P56">25000002</text:p>
          </table:table-cell>
        </table:table-row>
        <table:table-row table:style-name="Таблица13.2">
          <table:covered-table-cell table:style-name="Таблица13.A1"/>
          <table:table-cell table:style-name="Таблица13.A1" office:value-type="string">
            <text:p text:style-name="P3">70000000</text:p>
          </table:table-cell>
          <table:table-cell table:style-name="Таблица13.C2" office:value-type="float" office:value="35000002">
            <text:p text:style-name="P56">35000002</text:p>
          </table:table-cell>
        </table:table-row>
        <table:table-row table:style-name="Таблица13.2">
          <table:covered-table-cell table:style-name="Таблица13.A1"/>
          <table:table-cell table:style-name="Таблица13.A1" office:value-type="string">
            <text:p text:style-name="P3">100000000</text:p>
          </table:table-cell>
          <table:table-cell table:style-name="Таблица13.C2" office:value-type="float" office:value="50000002">
            <text:p text:style-name="P56">50000002</text:p>
          </table:table-cell>
        </table:table-row>
        <table:table-row table:style-name="Таблица13.2">
          <table:table-cell table:style-name="Таблица13.A1" table:number-rows-spanned="5" office:value-type="string">
            <text:p text:style-name="P54">Поиск последнего элемента</text:p>
          </table:table-cell>
          <table:table-cell table:style-name="Таблица13.A1" office:value-type="string">
            <text:p text:style-name="P3">10000000</text:p>
          </table:table-cell>
          <table:table-cell table:style-name="Таблица13.C2" office:value-type="float" office:value="5000001">
            <text:p text:style-name="P56">5000001</text:p>
          </table:table-cell>
        </table:table-row>
        <table:table-row table:style-name="Таблица13.2">
          <table:covered-table-cell table:style-name="Таблица13.A1"/>
          <table:table-cell table:style-name="Таблица13.A1" office:value-type="string">
            <text:p text:style-name="P3">30000000</text:p>
          </table:table-cell>
          <table:table-cell table:style-name="Таблица13.C2" office:value-type="float" office:value="15000001">
            <text:p text:style-name="P56">15000001</text:p>
          </table:table-cell>
        </table:table-row>
        <table:table-row table:style-name="Таблица13.2">
          <table:covered-table-cell table:style-name="Таблица13.A1"/>
          <table:table-cell table:style-name="Таблица13.A1" office:value-type="string">
            <text:p text:style-name="P3">50000000</text:p>
          </table:table-cell>
          <table:table-cell table:style-name="Таблица13.C2" office:value-type="float" office:value="25000001">
            <text:p text:style-name="P56">25000001</text:p>
          </table:table-cell>
        </table:table-row>
        <table:table-row table:style-name="Таблица13.2">
          <table:covered-table-cell table:style-name="Таблица13.A1"/>
          <table:table-cell table:style-name="Таблица13.A1" office:value-type="string">
            <text:p text:style-name="P3">70000000</text:p>
          </table:table-cell>
          <table:table-cell table:style-name="Таблица13.C2" office:value-type="float" office:value="35000001">
            <text:p text:style-name="P56">35000001</text:p>
          </table:table-cell>
        </table:table-row>
        <table:table-row table:style-name="Таблица13.2">
          <table:covered-table-cell table:style-name="Таблица13.A1"/>
          <table:table-cell table:style-name="Таблица13.A1" office:value-type="string">
            <text:p text:style-name="P3">100000000</text:p>
          </table:table-cell>
          <table:table-cell table:style-name="Таблица13.C2" office:value-type="float" office:value="50000001">
            <text:p text:style-name="P56">50000001</text:p>
          </table:table-cell>
        </table:table-row>
        <table:table-row table:style-name="Таблица13.2">
          <table:table-cell table:style-name="Таблица13.A1" table:number-rows-spanned="5" office:value-type="string">
            <text:p text:style-name="P54">Поиск несуществующего элемента</text:p>
          </table:table-cell>
          <table:table-cell table:style-name="Таблица13.A1" office:value-type="string">
            <text:p text:style-name="P3">10000000</text:p>
          </table:table-cell>
          <table:table-cell table:style-name="Таблица13.C2" office:value-type="float" office:value="5000002">
            <text:p text:style-name="P56">5000002</text:p>
          </table:table-cell>
        </table:table-row>
        <table:table-row table:style-name="Таблица13.2">
          <table:covered-table-cell table:style-name="Таблица13.A1"/>
          <table:table-cell table:style-name="Таблица13.A1" office:value-type="string">
            <text:p text:style-name="P3">30000000</text:p>
          </table:table-cell>
          <table:table-cell table:style-name="Таблица13.C2" office:value-type="float" office:value="15000002">
            <text:p text:style-name="P56">15000002</text:p>
          </table:table-cell>
        </table:table-row>
        <table:table-row table:style-name="Таблица13.2">
          <table:covered-table-cell table:style-name="Таблица13.A1"/>
          <table:table-cell table:style-name="Таблица13.A1" office:value-type="string">
            <text:p text:style-name="P3">50000000</text:p>
          </table:table-cell>
          <table:table-cell table:style-name="Таблица13.C2" office:value-type="float" office:value="25000002">
            <text:p text:style-name="P56">25000002</text:p>
          </table:table-cell>
        </table:table-row>
        <table:table-row table:style-name="Таблица13.2">
          <table:covered-table-cell table:style-name="Таблица13.A1"/>
          <table:table-cell table:style-name="Таблица13.A1" office:value-type="string">
            <text:p text:style-name="P3">70000000</text:p>
          </table:table-cell>
          <table:table-cell table:style-name="Таблица13.C2" office:value-type="float" office:value="35000002">
            <text:p text:style-name="P56">35000002</text:p>
          </table:table-cell>
        </table:table-row>
        <table:table-row table:style-name="Таблица13.2">
          <table:covered-table-cell table:style-name="Таблица13.A1"/>
          <table:table-cell table:style-name="Таблица13.A1" office:value-type="string">
            <text:p text:style-name="P3">100000000</text:p>
          </table:table-cell>
          <table:table-cell table:style-name="Таблица13.C2" office:value-type="float" office:value="50000002">
            <text:p text:style-name="P56">50000002</text:p>
          </table:table-cell>
        </table:table-row>
      </table:table>
      <text:p text:style-name="P36"/>
      <text:p text:style-name="P19"><text:soft-page-break/><draw:frame draw:style-name="fr2" draw:name="Объект1" text:anchor-type="as-char" svg:width="16.006cm" svg:height="9.00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8"><text:span text:style-name="T1">Рисунок </text:span><text:span text:style-name="T2">1</text:span><text:span text:style-name="T1"> — график зависимости кол-в</text:span><text:span text:style-name="T2">а операций от кол-ва элементов для последовательного поиска</text:span></text:p>
      <text:p text:style-name="P30"/>
      <text:p text:style-name="P30"/>
      <text:p text:style-name="P30"><draw:frame draw:style-name="fr2" draw:name="Объект9" text:anchor-type="as-char" svg:width="16.006cm" svg:height="9.005cm" draw:z-index="1"><draw:object xlink:href="./Object 9" xlink:type="simple" xlink:show="embed" xlink:actuate="onLoad"/><draw:image xlink:href="./ObjectReplacements/Object 9" xlink:type="simple" xlink:show="embed" xlink:actuate="onLoad"/></draw:frame></text:p>
      <text:p text:style-name="P4"><text:span text:style-name="T3">Рисунок </text:span><text:span text:style-name="T4">2</text:span><text:span text:style-name="T3"> — график зависимости кол-в</text:span><text:span text:style-name="T5">а операций от кол-ва элементов для </text:span><text:span text:style-name="T13">поиск</text:span><text:span text:style-name="T14">а</text:span><text:span text:style-name="T13"> прыжками, с уменьшением прыжка</text:span></text:p>
      <text:p text:style-name="P30"/>
      <text:p text:style-name="P30"><text:soft-page-break/><draw:frame draw:style-name="fr2" draw:name="Объект10" text:anchor-type="as-char" svg:width="16.006cm" svg:height="9.005cm" draw:z-index="2"><draw:object xlink:href="./Object 10" xlink:type="simple" xlink:show="embed" xlink:actuate="onLoad"/><draw:image xlink:href="./ObjectReplacements/Object 10" xlink:type="simple" xlink:show="embed" xlink:actuate="onLoad"/></draw:frame></text:p>
      <text:p text:style-name="P4"><text:span text:style-name="T3">Рисунок </text:span><text:span text:style-name="T4">3 </text:span><text:span text:style-name="T3">— график зависимости кол-в</text:span><text:span text:style-name="T5">а операций от кол-ва элементов для </text:span><text:span text:style-name="T13">интерполяционн</text:span><text:span text:style-name="T14">ого</text:span><text:span text:style-name="T13"> поиск</text:span><text:span text:style-name="T14">а</text:span></text:p>
      <text:p text:style-name="P30"/>
      <text:p text:style-name="P30"><draw:frame draw:style-name="fr2" draw:name="Объект11" text:anchor-type="as-char" svg:width="16.006cm" svg:height="9.005cm" draw:z-index="3"><draw:object xlink:href="./Object 11" xlink:type="simple" xlink:show="embed" xlink:actuate="onLoad"/><draw:image xlink:href="./ObjectReplacements/Object 11" xlink:type="simple" xlink:show="embed" xlink:actuate="onLoad"/></draw:frame></text:p>
      <text:p text:style-name="P31"><text:span text:style-name="T23">Рисунок </text:span><text:span text:style-name="T22">4</text:span><text:span text:style-name="T23"> — график зависимости кол-в</text:span><text:span text:style-name="T21">а операций от кол-ва элементов для </text:span><text:span text:style-name="T14">бинарного</text:span><text:span text:style-name="T13"> поиск</text:span><text:span text:style-name="T14">а</text:span></text:p>
      <text:p text:style-name="P30"/>
      <text:p text:style-name="P30"><text:soft-page-break/><draw:frame draw:style-name="fr2" draw:name="Объект12" text:anchor-type="as-char" svg:width="16.006cm" svg:height="9.005cm" draw:z-index="4"><draw:object xlink:href="./Object 12" xlink:type="simple" xlink:show="embed" xlink:actuate="onLoad"/><draw:image xlink:href="./ObjectReplacements/Object 12" xlink:type="simple" xlink:show="embed" xlink:actuate="onLoad"/></draw:frame></text:p>
      <text:p text:style-name="P4"><text:span text:style-name="T3">Рисунок </text:span><text:span text:style-name="T4">5</text:span><text:span text:style-name="T3"> — график зависимости кол-в</text:span><text:span text:style-name="T5">а операций от кол-ва элементов для </text:span><text:span text:style-name="T18">п</text:span><text:span text:style-name="T13">оиск</text:span><text:span text:style-name="T14">а</text:span><text:span text:style-name="T13"> прыжками, прыжок равен корню от размера массива</text:span></text:p>
      <text:p text:style-name="P30"/>
      <text:p text:style-name="P30"><draw:frame draw:style-name="fr2" draw:name="Объект13" text:anchor-type="as-char" svg:width="16.006cm" svg:height="9.005cm" draw:z-index="5"><draw:object xlink:href="./Object 13" xlink:type="simple" xlink:show="embed" xlink:actuate="onLoad"/><draw:image xlink:href="./ObjectReplacements/Object 13" xlink:type="simple" xlink:show="embed" xlink:actuate="onLoad"/></draw:frame></text:p>
      <text:p text:style-name="P32"><text:span text:style-name="T23">Рисунок </text:span><text:span text:style-name="T24">6 </text:span><text:span text:style-name="T23">— график зависимости кол-в</text:span><text:span text:style-name="T21">а операций от кол-ва элементов для </text:span><text:span text:style-name="T14">п</text:span><text:span text:style-name="T13">оиск</text:span><text:span text:style-name="T14">а</text:span><text:span text:style-name="T13"> прыжками, прыжок равен </text:span><text:span text:style-name="T15">логарифму </text:span><text:span text:style-name="T13">от размера массива</text:span></text:p>
      <text:p text:style-name="P30"/>
      <text:p text:style-name="P30"><text:soft-page-break/><draw:frame draw:style-name="fr2" draw:name="Объект14" text:anchor-type="as-char" svg:width="16.006cm" svg:height="9.005cm" draw:z-index="6"><draw:object xlink:href="./Object 14" xlink:type="simple" xlink:show="embed" xlink:actuate="onLoad"/><draw:image xlink:href="./ObjectReplacements/Object 14" xlink:type="simple" xlink:show="embed" xlink:actuate="onLoad"/></draw:frame></text:p>
      <text:p text:style-name="P33"><text:span text:style-name="T23">Рисунок </text:span><text:span text:style-name="T25">7</text:span><text:span text:style-name="T24"> </text:span><text:span text:style-name="T23">— график зависимости кол-в</text:span><text:span text:style-name="T21">а операций от кол-ва элементов для </text:span><text:span text:style-name="T14">п</text:span><text:span text:style-name="T13">оиск</text:span><text:span text:style-name="T14">а</text:span><text:span text:style-name="T13"> прыжками, прыжок равен </text:span><text:span text:style-name="T16">половине</text:span><text:span text:style-name="T15"> </text:span><text:span text:style-name="T13">от размера массива</text:span></text:p>
      <text:p text:style-name="P30"/>
      <text:p text:style-name="P30"><draw:frame draw:style-name="fr2" draw:name="Объект15" text:anchor-type="as-char" svg:width="16.006cm" svg:height="9.005cm" draw:z-index="7"><draw:object xlink:href="./Object 15" xlink:type="simple" xlink:show="embed" xlink:actuate="onLoad"/><draw:image xlink:href="./ObjectReplacements/Object 15" xlink:type="simple" xlink:show="embed" xlink:actuate="onLoad"/></draw:frame></text:p>
      <text:p text:style-name="P34"><text:span text:style-name="T23">Рисунок </text:span><text:span text:style-name="T27">8</text:span><text:span text:style-name="T24"> </text:span><text:span text:style-name="T23">— график зависимости кол-в</text:span><text:span text:style-name="T21">а операций от кол-ва элементов для </text:span><text:span text:style-name="T26">всех моих реализаций </text:span><text:span text:style-name="T14">п</text:span><text:span text:style-name="T13">оиск</text:span><text:span text:style-name="T14">а</text:span><text:span text:style-name="T13"> прыжками.</text:span></text:p>
      <text:p text:style-name="P35"/>
      <text:p text:style-name="P42"/>
      <text:p text:style-name="P42"><text:soft-page-break/></text:p>
      <text:p text:style-name="P42"><text:span text:style-name="T28">А</text:span>нализ свойств алгоритмов</text:p>
      <text:p text:style-name="P43">Таблица 7 — сравнение <text:span text:style-name="T30">алгоритмов</text:span> <text:span text:style-name="T28">поисков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>
          <table:table-cell table:style-name="Таблица7.A1" office:value-type="string">
            <text:p text:style-name="P48">Название</text:p>
          </table:table-cell>
          <table:table-cell table:style-name="Таблица7.A1" office:value-type="string">
            <text:p text:style-name="P48">Лучшее время</text:p>
          </table:table-cell>
          <table:table-cell table:style-name="Таблица7.A1" office:value-type="string">
            <text:p text:style-name="P48">среднее</text:p>
          </table:table-cell>
          <table:table-cell table:style-name="Таблица7.A1" office:value-type="string">
            <text:p text:style-name="P48">худшее</text:p>
          </table:table-cell>
        </table:table-row>
        <table:table-row>
          <table:table-cell table:style-name="Таблица7.A1" office:value-type="string">
            <text:p text:style-name="P48">последовате<text:span text:style-name="T29">л</text:span>ьный поиск</text:p>
          </table:table-cell>
          <table:table-cell table:style-name="Таблица7.A1" office:value-type="string">
            <text:p text:style-name="P45"><text:bookmark text:name="MathJax-Element-11-Frame"/><text:bookmark text:name="MathJax-Span-90"/><text:bookmark text:name="MathJax-Span-89"/><text:bookmark text:name="MathJax-Span-88"/><text:span text:style-name="T6">O</text:span><text:bookmark text:name="MathJax-Span-91"/><text:span text:style-name="T8">(</text:span><text:bookmark text:name="MathJax-Span-93"/><text:span text:style-name="T7">1</text:span><text:span text:style-name="T8">)</text:span></text:p>
          </table:table-cell>
          <table:table-cell table:style-name="Таблица7.A1" office:value-type="string">
            <text:p text:style-name="P45"><text:bookmark text:name="MathJax-Element-11-Frame1"/><text:bookmark text:name="MathJax-Span-901"/><text:bookmark text:name="MathJax-Span-891"/><text:bookmark text:name="MathJax-Span-881"/><text:span text:style-name="T6">O</text:span><text:bookmark text:name="MathJax-Span-911"/><text:span text:style-name="T8">(</text:span><text:bookmark text:name="MathJax-Span-921"/><text:span text:style-name="T6">n</text:span><text:span text:style-name="T8">)</text:span></text:p>
          </table:table-cell>
          <table:table-cell table:style-name="Таблица7.A1" office:value-type="string">
            <text:p text:style-name="P46"><text:bookmark text:name="MathJax-Span-9012"/><text:bookmark text:name="MathJax-Span-8912"/><text:bookmark text:name="MathJax-Span-8812"/><text:bookmark text:name="MathJax-Element-11-Frame12"/><text:span text:style-name="T6">O</text:span><text:bookmark text:name="MathJax-Span-9112"/><text:span text:style-name="T8">(</text:span><text:bookmark text:name="MathJax-Span-9211"/><text:span text:style-name="T6">n</text:span><text:span text:style-name="T8">)</text:span></text:p>
          </table:table-cell>
        </table:table-row>
        <table:table-row>
          <table:table-cell table:style-name="Таблица7.A1" office:value-type="string">
            <text:p text:style-name="P48">поиск «прыжками»</text:p>
          </table:table-cell>
          <table:table-cell table:style-name="Таблица7.A1" office:value-type="string">
            <text:p text:style-name="P45"><text:bookmark text:name="MathJax-Element-11-Frame3"/><text:bookmark text:name="MathJax-Span-883"/><text:bookmark text:name="MathJax-Span-893"/><text:bookmark text:name="MathJax-Span-903"/><text:span text:style-name="T6">O</text:span><text:bookmark text:name="MathJax-Span-913"/><text:span text:style-name="T8">(</text:span><text:bookmark text:name="MathJax-Span-923"/><text:span text:style-name="T7">1</text:span><text:span text:style-name="T8">)</text:span></text:p>
          </table:table-cell>
          <table:table-cell table:style-name="Таблица7.A1" office:value-type="string">
            <text:p text:style-name="P45"><text:bookmark text:name="MathJax-Element-11-Frame11"/><text:bookmark text:name="MathJax-Span-9011"/><text:bookmark text:name="MathJax-Span-8911"/><text:bookmark text:name="MathJax-Span-8811"/><text:span text:style-name="T6">O</text:span><text:bookmark text:name="MathJax-Span-9111"/><text:span text:style-name="T8">(</text:span><text:span text:style-name="T6"><draw:frame draw:style-name="fr1" draw:name="Объект3" text:anchor-type="as-char" svg:y="-0.413cm" svg:width="0.679cm" svg:height="0.504cm" draw:z-index="8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8">)</text:span></text:p>
          </table:table-cell>
          <table:table-cell table:style-name="Таблица7.A1" office:value-type="string">
            <text:p text:style-name="P46"><text:bookmark text:name="MathJax-Span-90111"/><text:bookmark text:name="MathJax-Span-89111"/><text:bookmark text:name="MathJax-Span-88111"/><text:bookmark text:name="MathJax-Element-11-Frame111"/><text:span text:style-name="T6">O</text:span><text:bookmark text:name="MathJax-Span-91111"/><text:span text:style-name="T8">(</text:span><text:span text:style-name="T6"><draw:frame draw:style-name="fr1" draw:name="Объект4" text:anchor-type="as-char" svg:y="-0.413cm" svg:width="0.679cm" svg:height="0.504cm" draw:z-index="9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8">)</text:span></text:p>
          </table:table-cell>
        </table:table-row>
        <table:table-row>
          <table:table-cell table:style-name="Таблица7.A1" office:value-type="string">
            <text:p text:style-name="P48">бинарный поиск</text:p>
          </table:table-cell>
          <table:table-cell table:style-name="Таблица7.A1" office:value-type="string">
            <text:p text:style-name="P45"><text:bookmark text:name="MathJax-Element-49-Frame"/><text:bookmark text:name="MathJax-Span-382"/><text:bookmark text:name="MathJax-Span-381"/><text:bookmark text:name="MathJax-Span-380"/><text:span text:style-name="T6">O</text:span><text:bookmark text:name="MathJax-Span-383"/><text:span text:style-name="T8">(</text:span><text:bookmark text:name="MathJax-Span-384"/><text:bookmark text:name="MathJax-Span-385"/><text:bookmark text:name="MathJax-Span-388"/><text:span text:style-name="T7">1</text:span><text:span text:style-name="T8">)</text:span></text:p>
            <text:p text:style-name="P47"/>
          </table:table-cell>
          <table:table-cell table:style-name="Таблица7.A1" office:value-type="string">
            <text:p text:style-name="P45"><text:bookmark text:name="MathJax-Element-49-Frame1"/><text:bookmark text:name="MathJax-Span-3821"/><text:bookmark text:name="MathJax-Span-3811"/><text:bookmark text:name="MathJax-Span-3801"/><text:span text:style-name="T6">O</text:span><text:bookmark text:name="MathJax-Span-3831"/><text:span text:style-name="T8">(</text:span><text:bookmark text:name="MathJax-Span-3851"/><text:span text:style-name="T8">log</text:span><text:bookmark text:name="MathJax-Span-3861"/><text:bookmark text:name="MathJax-Span-3871"/><text:span text:style-name="T6">n</text:span><text:bookmark text:name="MathJax-Span-3881"/><text:span text:style-name="T8">)</text:span></text:p>
            <text:p text:style-name="P47"/>
          </table:table-cell>
          <table:table-cell table:style-name="Таблица7.A1" office:value-type="string">
            <text:p text:style-name="P46"><text:bookmark text:name="MathJax-Span-38212"/><text:bookmark text:name="MathJax-Span-38112"/><text:bookmark text:name="MathJax-Span-38012"/><text:bookmark text:name="MathJax-Element-49-Frame12"/><text:span text:style-name="T6">O</text:span><text:bookmark text:name="MathJax-Span-38313"/><text:span text:style-name="T8">(</text:span><text:bookmark text:name="MathJax-Span-38513"/><text:span text:style-name="T8">log</text:span><text:bookmark text:name="MathJax-Span-38713"/><text:bookmark text:name="MathJax-Span-38613"/><text:span text:style-name="T6">n</text:span><text:bookmark text:name="MathJax-Span-38813"/><text:span text:style-name="T8">)</text:span></text:p>
            <text:p text:style-name="P47"/>
          </table:table-cell>
        </table:table-row>
        <table:table-row>
          <table:table-cell table:style-name="Таблица7.A1" office:value-type="string">
            <text:p text:style-name="P48">интерполяционный поиск</text:p>
          </table:table-cell>
          <table:table-cell table:style-name="Таблица7.A1" office:value-type="string">
            <text:p text:style-name="P45"><text:bookmark text:name="MathJax-Element-74-Frame"/><text:bookmark text:name="MathJax-Span-591"/><text:bookmark text:name="MathJax-Span-590"/><text:bookmark text:name="MathJax-Span-589"/><text:span text:style-name="T6">O</text:span><text:bookmark text:name="MathJax-Span-592"/><text:span text:style-name="T8">(</text:span><text:bookmark text:name="MathJax-Span-597"/><text:span text:style-name="T7">1</text:span><text:span text:style-name="T8">)</text:span></text:p>
            <text:p text:style-name="P47"/>
          </table:table-cell>
          <table:table-cell table:style-name="Таблица7.A1" office:value-type="string">
            <text:p text:style-name="P46"><text:bookmark text:name="MathJax-Span-38211"/><text:bookmark text:name="MathJax-Span-38111"/><text:bookmark text:name="MathJax-Span-38011"/><text:bookmark text:name="MathJax-Element-49-Frame11"/><text:span text:style-name="T6">O</text:span><text:bookmark text:name="MathJax-Span-38311"/><text:span text:style-name="T8">(</text:span><text:bookmark text:name="MathJax-Span-38511"/><text:span text:style-name="T9">log</text:span><text:span text:style-name="T8">log</text:span><text:bookmark text:name="MathJax-Span-38711"/><text:bookmark text:name="MathJax-Span-38611"/><text:span text:style-name="T6">n</text:span><text:bookmark text:name="MathJax-Span-38811"/><text:span text:style-name="T8">)</text:span></text:p>
            <text:p text:style-name="P47"/>
          </table:table-cell>
          <table:table-cell table:style-name="Таблица7.A1" office:value-type="string">
            <text:p text:style-name="P46"><text:bookmark text:name="MathJax-Span-382111"/><text:bookmark text:name="MathJax-Span-381111"/><text:bookmark text:name="MathJax-Span-380111"/><text:bookmark text:name="MathJax-Element-49-Frame111"/><text:span text:style-name="T6">O</text:span><text:bookmark text:name="MathJax-Span-383111"/><text:span text:style-name="T8">(</text:span><text:bookmark text:name="MathJax-Span-385111"/><text:bookmark text:name="MathJax-Span-387111"/><text:bookmark text:name="MathJax-Span-386111"/><text:span text:style-name="T6">n</text:span><text:bookmark text:name="MathJax-Span-388111"/><text:span text:style-name="T8">)</text:span></text:p>
            <text:p text:style-name="P47"/>
          </table:table-cell>
        </table:table-row>
      </table:table>
      <text:p text:style-name="P39">На первый взгляд может показаться, что последовательный поиск слишком медленный по сравнению с остальными, но если у нас имеется не отсортированная последовательность, выгоднее будет искать элемент с помощью последовательного поиска т.к. все сортировки работают не быстрее линейной сложности. </text:p>
      <text:p text:style-name="P40">Хоть интерполяционный поиск и работает сильно быстрее бинарного в большинстве случаев, но в случае если в наличии последовательность, на которой задана геометрическая прогрессия, <text:span text:style-name="T31">интерполяционный поиск начинает работать как линейный.</text:span></text:p>
      <text:p text:style-name="P41">Из таблиц 5, 6, 7 и графиков 5, 6, 7, 8 можно заметить, что при выборе прыжка равному половине размера последовательности кол-во операций гораздо выше чем при выборе корня или логарифма. Также можно заметить, что рост логарифма <text:s/>относительно деления длины на 2 можно увидеть на графике 8, в то время как выбор корня в качестве прыжка сливается с осью «x». Таким образом оптимальный размер прыжка <draw:frame draw:style-name="fr1" draw:name="Объект2" text:anchor-type="as-char" svg:y="-0.413cm" svg:width="0.679cm" svg:height="0.504cm" draw:z-index="10"><draw:object xlink:href="./Object 2" xlink:type="simple" xlink:show="embed" xlink:actuate="onLoad"/><draw:image xlink:href="./ObjectReplacements/Object 2" xlink:type="simple" xlink:show="embed" xlink:actuate="onLoad"/><svg:desc>формула</svg:desc></draw:frame>.</text:p>
      <text:p text:style-name="P37"/>
      <text:p text:style-name="P37"/>
      <text:p text:style-name="P37"/>
      <text:p text:style-name="P37"/>
      <text:p text:style-name="P37"><text:soft-page-break/><text:span text:style-name="T10">Вывод</text:span> </text:p>
      <text:p text:style-name="P38"><text:span text:style-name="T32">И</text:span>зуч<text:span text:style-name="T32">ены</text:span> базовые алгоритмы поиска, <text:span text:style-name="T32">такие как «последовательный», «прыжками», «бинарный», «интерполяционный»</text:span> исследова<text:span text:style-name="T32">ны зависимости кол-ва операций сравнения элементов от кол-ва элементов в последовательности, выбран оптимальный прыжок для поиска «прыжками», произведено сравнение алгоритмов поиска. <text:s/></text:span></text:p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in" svg:font-family="'MathJax Main'"/>
    <style:font-face style:name="MathJax Math" svg:font-family="'MathJax Math'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9pt" style:font-size-asian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26pt" fo:font-style="italic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26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0pt" style:font-style-complex="italic" style:font-weight-complex="bold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editing-cycles>83</meta:editing-cycles>
    <meta:creation-date>2024-03-05T04:18:00</meta:creation-date>
    <dc:date>2024-04-17T06:26:00.079782649</dc:date>
    <meta:editing-duration>PT13H23M58S</meta:editing-duration>
    <meta:generator>LibreOffice/7.3.7.2$Linux_X86_64 LibreOffice_project/30$Build-2</meta:generator>
    <meta:document-statistic meta:table-count="8" meta:image-count="0" meta:object-count="11" meta:page-count="19" meta:paragraph-count="543" meta:word-count="1440" meta:character-count="10612" meta:non-whitespace-character-count="8721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5cm" svg:height="9.004cm" xlink:href="." xlink:type="simple" chart:class="chart:line" chart:style-name="ch1">
        <chart:title svg:x="5.313cm" svg:y="0.316cm" chart:style-name="ch2">
          <text:p>последовательный поиск</text:p>
        </chart:title>
        <chart:legend chart:legend-position="end" svg:x="11.962cm" svg:y="3.456cm" style:legend-expansion="high" chart:style-name="ch3"/>
        <chart:plot-area chart:style-name="ch4" chart:data-source-has-labels="both" svg:x="1.331cm" svg:y="1.275cm" svg:width="10.311cm" svg:height="6.198cm">
          <chart:coordinate-region svg:x="3.249cm" svg:y="1.474cm" svg:width="8.299cm" svg:height="5.352cm"/>
          <chart:axis chart:dimension="x" chart:name="primary-x" chart:style-name="ch5" chartooo:axis-type="text">
            <chart:title svg:x="1.182cm" svg:y="7.484cm" chart:style-name="ch6">
              <text:p>                      1e7                     3e7                        5e7               7e7              1e8        
кол-во элементов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675cm" chart:style-name="ch7">
              <text:p>кол-во операций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series chart:style-name="ch12" chart:values-cell-range-address="local-table.$E$2:.$E$6" chart:label-cell-address="local-table.$E$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ервый_элемент</text:p>
              </table:table-cell>
              <table:table-cell office:value-type="string">
                <text:p>сред_элем</text:p>
              </table:table-cell>
              <table:table-cell office:value-type="string">
                <text:p>послед_элем</text:p>
              </table:table-cell>
              <table:table-cell office:value-type="string">
                <text:p>несущ_элем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000000">
                <text:p>5000000</text:p>
              </table:table-cell>
              <table:table-cell office:value-type="float" office:value="9999999">
                <text:p>9999999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000000">
                <text:p>15000000</text:p>
              </table:table-cell>
              <table:table-cell office:value-type="float" office:value="29999999">
                <text:p>29999999</text:p>
              </table:table-cell>
              <table:table-cell office:value-type="float" office:value="30000000">
                <text:p>300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5000000">
                <text:p>25000000</text:p>
              </table:table-cell>
              <table:table-cell office:value-type="float" office:value="49999999">
                <text:p>49999999</text:p>
              </table:table-cell>
              <table:table-cell office:value-type="float" office:value="50000000">
                <text:p>500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5000000">
                <text:p>35000000</text:p>
              </table:table-cell>
              <table:table-cell office:value-type="float" office:value="69999999">
                <text:p>69999999</text:p>
              </table:table-cell>
              <table:table-cell office:value-type="float" office:value="70000000">
                <text:p>700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0000000">
                <text:p>50000000</text:p>
              </table:table-cell>
              <table:table-cell office:value-type="float" office:value="99999999">
                <text:p>99999999</text:p>
              </table:table-cell>
              <table:table-cell office:value-type="float" office:value="100000000">
                <text:p>100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5cm" svg:height="9.004cm" xlink:href="." xlink:type="simple" chart:class="chart:line" chart:style-name="ch1">
        <chart:title svg:x="5.326cm" svg:y="0.316cm" chart:style-name="ch2">
          <text:p>интерполяционный поиск</text:p>
        </chart:title>
        <chart:legend chart:legend-position="end" svg:x="11.962cm" svg:y="3.456cm" style:legend-expansion="high" chart:style-name="ch3"/>
        <chart:plot-area chart:style-name="ch4" chart:data-source-has-labels="both" svg:x="1.331cm" svg:y="1.275cm" svg:width="10.311cm" svg:height="6.198cm">
          <chart:coordinate-region svg:x="2.058cm" svg:y="1.474cm" svg:width="9.49cm" svg:height="5.352cm"/>
          <chart:axis chart:dimension="x" chart:name="primary-x" chart:style-name="ch5" chartooo:axis-type="text">
            <chart:title svg:x="-0.08cm" svg:y="7.436cm" chart:style-name="ch6">
              <text:p>                          1e7                         3e7                      5e7                      7e7                      1e8        
кол-во элементов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675cm" chart:style-name="ch7">
              <text:p>кол-во операций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series chart:style-name="ch12" chart:values-cell-range-address="local-table.$E$2:.$E$6" chart:label-cell-address="local-table.$E$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ервый_элемент</text:p>
              </table:table-cell>
              <table:table-cell office:value-type="string">
                <text:p>сред_элем</text:p>
              </table:table-cell>
              <table:table-cell office:value-type="string">
                <text:p>послед_элем</text:p>
              </table:table-cell>
              <table:table-cell office:value-type="string">
                <text:p>несущ_элем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5cm" svg:height="9.004cm" xlink:href="." xlink:type="simple" chart:class="chart:line" chart:style-name="ch1">
        <chart:title svg:x="6.278cm" svg:y="0.316cm" chart:style-name="ch2">
          <text:p>бинарный поиск</text:p>
        </chart:title>
        <chart:legend chart:legend-position="end" svg:x="11.962cm" svg:y="3.456cm" style:legend-expansion="high" chart:style-name="ch3"/>
        <chart:plot-area chart:style-name="ch4" chart:data-source-has-labels="both" svg:x="1.331cm" svg:y="1.275cm" svg:width="10.311cm" svg:height="6.198cm">
          <chart:coordinate-region svg:x="1.952cm" svg:y="1.474cm" svg:width="9.596cm" svg:height="5.352cm"/>
          <chart:axis chart:dimension="x" chart:name="primary-x" chart:style-name="ch5" chartooo:axis-type="text">
            <chart:title svg:x="0.441cm" svg:y="7.508cm" chart:style-name="ch6">
              <text:p>                 1e7                       3e7                        5e7                      7e7                  1e8                   
кол-во элементов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675cm" chart:style-name="ch7">
              <text:p>кол-во операций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series chart:style-name="ch12" chart:values-cell-range-address="local-table.$E$2:.$E$6" chart:label-cell-address="local-table.$E$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ервый_элемент</text:p>
              </table:table-cell>
              <table:table-cell office:value-type="string">
                <text:p>сред_элем</text:p>
              </table:table-cell>
              <table:table-cell office:value-type="string">
                <text:p>послед_элем</text:p>
              </table:table-cell>
              <table:table-cell office:value-type="string">
                <text:p>несущ_элем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5cm" svg:height="9.004cm" xlink:href="." xlink:type="simple" chart:class="chart:line" chart:style-name="ch1">
        <chart:title svg:x="1.82cm" svg:y="0.316cm" chart:style-name="ch2">
          <text:p>Поиск прыжками, прыжок равен корню от размера массива</text:p>
        </chart:title>
        <chart:legend chart:legend-position="end" svg:x="11.962cm" svg:y="3.456cm" style:legend-expansion="high" chart:style-name="ch3"/>
        <chart:plot-area chart:style-name="ch4" chart:data-source-has-labels="both" svg:x="1.331cm" svg:y="1.275cm" svg:width="10.311cm" svg:height="5.828cm">
          <chart:coordinate-region svg:x="2.508cm" svg:y="1.474cm" svg:width="9.04cm" svg:height="4.982cm"/>
          <chart:axis chart:dimension="x" chart:name="primary-x" chart:style-name="ch5" chartooo:axis-type="text">
            <chart:title svg:x="0.496cm" svg:y="7.131cm" chart:style-name="ch6">
              <text:p>                       1e7                       3e7                     5e7                     7e7                       1e8                 
кол-во элементов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49cm" chart:style-name="ch7">
              <text:p>кол-во операций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series chart:style-name="ch12" chart:values-cell-range-address="local-table.$E$2:.$E$6" chart:label-cell-address="local-table.$E$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ервый_элемент</text:p>
              </table:table-cell>
              <table:table-cell office:value-type="string">
                <text:p>сред_элем</text:p>
              </table:table-cell>
              <table:table-cell office:value-type="string">
                <text:p>послед_элем</text:p>
              </table:table-cell>
              <table:table-cell office:value-type="string">
                <text:p>несущ_элем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461">
                <text:p>2461</text:p>
              </table:table-cell>
              <table:table-cell office:value-type="float" office:value="4918">
                <text:p>4918</text:p>
              </table:table-cell>
              <table:table-cell office:value-type="float" office:value="4919">
                <text:p>49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714">
                <text:p>6714</text:p>
              </table:table-cell>
              <table:table-cell office:value-type="float" office:value="7948">
                <text:p>7948</text:p>
              </table:table-cell>
              <table:table-cell office:value-type="float" office:value="7949">
                <text:p>7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552">
                <text:p>7552</text:p>
              </table:table-cell>
              <table:table-cell office:value-type="float" office:value="8030">
                <text:p>8030</text:p>
              </table:table-cell>
              <table:table-cell office:value-type="float" office:value="8031">
                <text:p>8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207">
                <text:p>9207</text:p>
              </table:table-cell>
              <table:table-cell office:value-type="float" office:value="10045">
                <text:p>10045</text:p>
              </table:table-cell>
              <table:table-cell office:value-type="float" office:value="10046">
                <text:p>100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5001">
                <text:p>15001</text:p>
              </table:table-cell>
              <table:table-cell office:value-type="float" office:value="19999">
                <text:p>19999</text:p>
              </table:table-cell>
              <table:table-cell office:value-type="float" office:value="20000">
                <text:p>2000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5cm" svg:height="9.004cm" xlink:href="." xlink:type="simple" chart:class="chart:line" chart:style-name="ch1">
        <chart:title svg:x="1.952cm" svg:y="0.315cm" chart:style-name="ch2">
          <text:p>Поиск прыжками, прыжок равен логарифму(e) от размера массива</text:p>
        </chart:title>
        <chart:legend chart:legend-position="end" svg:x="11.962cm" svg:y="3.456cm" style:legend-expansion="high" chart:style-name="ch3"/>
        <chart:plot-area chart:style-name="ch4" chart:data-source-has-labels="both" svg:x="1.331cm" svg:y="1.778cm" svg:width="10.311cm" svg:height="5.695cm">
          <chart:coordinate-region svg:x="2.878cm" svg:y="1.977cm" svg:width="8.67cm" svg:height="4.849cm"/>
          <chart:axis chart:dimension="x" chart:name="primary-x" chart:style-name="ch5" chartooo:axis-type="text">
            <chart:title svg:x="1.156cm" svg:y="7.388cm" chart:style-name="ch6">
              <text:p>                       1e7                     3e7                  5e7               7e7                 1e8                 
кол-во элементов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926cm" chart:style-name="ch7">
              <text:p>кол-во операций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series chart:style-name="ch12" chart:values-cell-range-address="local-table.$E$2:.$E$6" chart:label-cell-address="local-table.$E$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ервый_элемент</text:p>
              </table:table-cell>
              <table:table-cell office:value-type="string">
                <text:p>сред_элем</text:p>
              </table:table-cell>
              <table:table-cell office:value-type="string">
                <text:p>послед_элем</text:p>
              </table:table-cell>
              <table:table-cell office:value-type="string">
                <text:p>несущ_элем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12517">
                <text:p>312517</text:p>
              </table:table-cell>
              <table:table-cell office:value-type="float" office:value="625015">
                <text:p>625015</text:p>
              </table:table-cell>
              <table:table-cell office:value-type="float" office:value="625016">
                <text:p>625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82370">
                <text:p>882370</text:p>
              </table:table-cell>
              <table:table-cell office:value-type="float" office:value="1764720">
                <text:p>1764720</text:p>
              </table:table-cell>
              <table:table-cell office:value-type="float" office:value="1764723">
                <text:p>1764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70594">
                <text:p>1470594</text:p>
              </table:table-cell>
              <table:table-cell office:value-type="float" office:value="2941184">
                <text:p>2941184</text:p>
              </table:table-cell>
              <table:table-cell office:value-type="float" office:value="2941194">
                <text:p>2941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944454">
                <text:p>1944454</text:p>
              </table:table-cell>
              <table:table-cell office:value-type="float" office:value="3888904">
                <text:p>3888904</text:p>
              </table:table-cell>
              <table:table-cell office:value-type="float" office:value="3888907">
                <text:p>38889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777793">
                <text:p>2777793</text:p>
              </table:table-cell>
              <table:table-cell office:value-type="float" office:value="5555565">
                <text:p>5555565</text:p>
              </table:table-cell>
              <table:table-cell office:value-type="float" office:value="5555574">
                <text:p>555557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5cm" svg:height="9.004cm" xlink:href="." xlink:type="simple" chart:class="chart:line" chart:style-name="ch1">
        <chart:title svg:x="1.767cm" svg:y="0.316cm" chart:style-name="ch2">
          <text:p>Поиск прыжками, прыжок равен половине размера массива</text:p>
        </chart:title>
        <chart:legend chart:legend-position="end" svg:x="11.962cm" svg:y="3.456cm" style:legend-expansion="high" chart:style-name="ch3"/>
        <chart:plot-area chart:style-name="ch4" chart:data-source-has-labels="both" svg:x="1.331cm" svg:y="1.275cm" svg:width="10.311cm" svg:height="6.198cm">
          <chart:coordinate-region svg:x="3.064cm" svg:y="1.474cm" svg:width="8.484cm" svg:height="5.352cm"/>
          <chart:axis chart:dimension="x" chart:name="primary-x" chart:style-name="ch5" chartooo:axis-type="text">
            <chart:title svg:x="1.156cm" svg:y="7.388cm" chart:style-name="ch6">
              <text:p>                       1e7                     3e7                  5e7               7e7                 1e8                 
кол-во элементов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675cm" chart:style-name="ch7">
              <text:p>кол-во операций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series chart:style-name="ch12" chart:values-cell-range-address="local-table.$E$2:.$E$6" chart:label-cell-address="local-table.$E$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ервый_элемент</text:p>
              </table:table-cell>
              <table:table-cell office:value-type="string">
                <text:p>сред_элем</text:p>
              </table:table-cell>
              <table:table-cell office:value-type="string">
                <text:p>послед_элем</text:p>
              </table:table-cell>
              <table:table-cell office:value-type="string">
                <text:p>несущ_элем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000002">
                <text:p>5000002</text:p>
              </table:table-cell>
              <table:table-cell office:value-type="float" office:value="5000001">
                <text:p>5000001</text:p>
              </table:table-cell>
              <table:table-cell office:value-type="float" office:value="5000002">
                <text:p>50000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5000002">
                <text:p>15000002</text:p>
              </table:table-cell>
              <table:table-cell office:value-type="float" office:value="15000001">
                <text:p>15000001</text:p>
              </table:table-cell>
              <table:table-cell office:value-type="float" office:value="15000002">
                <text:p>15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000002">
                <text:p>25000002</text:p>
              </table:table-cell>
              <table:table-cell office:value-type="float" office:value="25000001">
                <text:p>25000001</text:p>
              </table:table-cell>
              <table:table-cell office:value-type="float" office:value="25000002">
                <text:p>25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5000002">
                <text:p>35000002</text:p>
              </table:table-cell>
              <table:table-cell office:value-type="float" office:value="35000001">
                <text:p>35000001</text:p>
              </table:table-cell>
              <table:table-cell office:value-type="float" office:value="35000002">
                <text:p>3500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0000002">
                <text:p>50000002</text:p>
              </table:table-cell>
              <table:table-cell office:value-type="float" office:value="50000001">
                <text:p>50000001</text:p>
              </table:table-cell>
              <table:table-cell office:value-type="float" office:value="50000002">
                <text:p>5000000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5cm" svg:height="9.004cm" xlink:href="." xlink:type="simple" chart:class="chart:line" chart:style-name="ch1">
        <chart:title svg:x="1.727cm" svg:y="0.316cm" chart:style-name="ch2">
          <text:p>Сравнение поисков прыжками по поиску среднего элемента</text:p>
        </chart:title>
        <chart:legend chart:legend-position="end" svg:x="12.386cm" svg:y="3.705cm" style:legend-expansion="high" chart:style-name="ch3"/>
        <chart:plot-area chart:style-name="ch4" chart:data-source-has-labels="both" svg:x="1.331cm" svg:y="1.275cm" svg:width="10.735cm" svg:height="6.198cm">
          <chart:coordinate-region svg:x="3.064cm" svg:y="1.474cm" svg:width="8.908cm" svg:height="5.352cm"/>
          <chart:axis chart:dimension="x" chart:name="primary-x" chart:style-name="ch5" chartooo:axis-type="text">
            <chart:title svg:x="1.156cm" svg:y="7.388cm" chart:style-name="ch6">
              <text:p>                       1e7                     3e7                  5e7               7e7                 1e8                 
кол-во элементов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675cm" chart:style-name="ch7">
              <text:p>кол-во операций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орень</text:p>
              </table:table-cell>
              <table:table-cell office:value-type="string">
                <text:p>логарифм</text:p>
              </table:table-cell>
              <table:table-cell office:value-type="string">
                <text:p>деление_на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61">
                <text:p>2461</text:p>
              </table:table-cell>
              <table:table-cell office:value-type="float" office:value="312517">
                <text:p>312517</text:p>
              </table:table-cell>
              <table:table-cell office:value-type="float" office:value="5000002">
                <text:p>50000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14">
                <text:p>6714</text:p>
              </table:table-cell>
              <table:table-cell office:value-type="float" office:value="882370">
                <text:p>882370</text:p>
              </table:table-cell>
              <table:table-cell office:value-type="float" office:value="15000002">
                <text:p>15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52">
                <text:p>7552</text:p>
              </table:table-cell>
              <table:table-cell office:value-type="float" office:value="1470594">
                <text:p>1470594</text:p>
              </table:table-cell>
              <table:table-cell office:value-type="float" office:value="25000002">
                <text:p>25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07">
                <text:p>9207</text:p>
              </table:table-cell>
              <table:table-cell office:value-type="float" office:value="1944454">
                <text:p>1944454</text:p>
              </table:table-cell>
              <table:table-cell office:value-type="float" office:value="35000002">
                <text:p>3500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1">
                <text:p>15001</text:p>
              </table:table-cell>
              <table:table-cell office:value-type="float" office:value="2777793">
                <text:p>2777793</text:p>
              </table:table-cell>
              <table:table-cell office:value-type="float" office:value="50000002">
                <text:p>5000000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math xmlns="http://www.w3.org/1998/Math/MathML" display="block">
  <semantics>
    <msqrt>
      <mi>n</mi>
    </msqrt>
    <annotation encoding="StarMath 5.0">sqrt{n} </annotation>
  </semantics>
</math>
</file>

<file path=Object 3/content.xml><?xml version="1.0" encoding="utf-8"?>
<math xmlns="http://www.w3.org/1998/Math/MathML" display="block">
  <semantics>
    <msqrt>
      <mi>n</mi>
    </msqrt>
    <annotation encoding="StarMath 5.0">sqrt{n} </annotation>
  </semantics>
</math>
</file>

<file path=Object 4/content.xml><?xml version="1.0" encoding="utf-8"?>
<math xmlns="http://www.w3.org/1998/Math/MathML" display="block">
  <semantics>
    <msqrt>
      <mi>n</mi>
    </msqrt>
    <annotation encoding="StarMath 5.0">sqrt{n} </annotation>
  </semantics>
</math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5cm" svg:height="9.004cm" xlink:href="." xlink:type="simple" chart:class="chart:line" chart:style-name="ch1">
        <chart:title svg:x="3.659cm" svg:y="0.316cm" chart:style-name="ch2">
          <text:p>поиск прыжками, с уменьшением прыжка</text:p>
        </chart:title>
        <chart:legend chart:legend-position="end" svg:x="11.962cm" svg:y="3.456cm" style:legend-expansion="high" chart:style-name="ch3"/>
        <chart:plot-area chart:style-name="ch4" chart:data-source-has-labels="both" svg:x="1.354cm" svg:y="1.25cm" svg:width="10.31cm" svg:height="6.197cm">
          <chart:coordinate-region svg:x="2.531cm" svg:y="1.449cm" svg:width="9.039cm" svg:height="5.351cm"/>
          <chart:axis chart:dimension="x" chart:name="primary-x" chart:style-name="ch5" chartooo:axis-type="text">
            <chart:title svg:x="1.068cm" svg:y="7.526cm" chart:style-name="ch6">
              <text:p>                 1e7                       3e7                    5e7                   7e7                1e8                
кол-во элементов</text:p>
            </chart:title>
            <chart:categories table:cell-range-address="local-table.$A$2:.$A$6"/>
          </chart:axis>
          <chart:axis chart:dimension="y" chart:name="primary-y" chart:style-name="ch5">
            <chart:title svg:x="0.474cm" svg:y="5.649cm" chart:style-name="ch7">
              <text:p>кол-во операций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series chart:style-name="ch12" chart:values-cell-range-address="local-table.$E$2:.$E$6" chart:label-cell-address="local-table.$E$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ервый_элемент</text:p>
              </table:table-cell>
              <table:table-cell office:value-type="string">
                <text:p>сред_элем</text:p>
              </table:table-cell>
              <table:table-cell office:value-type="string">
                <text:p>послед_элем</text:p>
              </table:table-cell>
              <table:table-cell office:value-type="string">
                <text:p>несущ_элем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598">
                <text:p>1598</text:p>
              </table:table-cell>
              <table:table-cell office:value-type="float" office:value="3185">
                <text:p>3185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2757">
                <text:p>2757</text:p>
              </table:table-cell>
              <table:table-cell office:value-type="float" office:value="5507">
                <text:p>5507</text:p>
              </table:table-cell>
              <table:table-cell office:value-type="float" office:value="5477">
                <text:p>54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3554">
                <text:p>3554</text:p>
              </table:table-cell>
              <table:table-cell office:value-type="float" office:value="7093">
                <text:p>7093</text:p>
              </table:table-cell>
              <table:table-cell office:value-type="float" office:value="7071">
                <text:p>7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204">
                <text:p>4204</text:p>
              </table:table-cell>
              <table:table-cell office:value-type="float" office:value="8398">
                <text:p>8398</text:p>
              </table:table-cell>
              <table:table-cell office:value-type="float" office:value="8367">
                <text:p>83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5010">
                <text:p>5010</text:p>
              </table:table-cell>
              <table:table-cell office:value-type="float" office:value="10015">
                <text:p>10015</text:p>
              </table:table-cell>
              <table:table-cell office:value-type="float" office:value="9999">
                <text:p>999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